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400000127DD5BDAD66034D5CA.png" manifest:media-type="image/png"/>
  <manifest:file-entry manifest:full-path="Pictures/10000000000002340000007B8C8489CDE2990B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f5efa" officeooo:paragraph-rsid="00211333"/>
    </style:style>
    <style:style style:name="P2" style:family="paragraph" style:parent-style-name="Text_20_body">
      <style:text-properties fo:language="en" fo:country="US" officeooo:rsid="0023d0d5" officeooo:paragraph-rsid="00270c69" style:language-asian="zxx" style:country-asian="none" style:language-complex="zxx" style:country-complex="none"/>
    </style:style>
    <style:style style:name="P3" style:family="paragraph" style:parent-style-name="Text_20_body">
      <style:text-properties fo:language="en" fo:country="US" officeooo:rsid="00249ab5" officeooo:paragraph-rsid="00249ab5" style:language-asian="zxx" style:country-asian="none" style:language-complex="zxx" style:country-complex="none"/>
    </style:style>
    <style:style style:name="P4" style:family="paragraph" style:parent-style-name="Text_20_body">
      <style:text-properties fo:language="en" fo:country="US" officeooo:rsid="002a0a48" officeooo:paragraph-rsid="002a0a48" style:language-asian="zxx" style:country-asian="none" style:language-complex="zxx" style:country-complex="none"/>
    </style:style>
    <style:style style:name="P5" style:family="paragraph" style:parent-style-name="Text_20_body">
      <style:text-properties fo:language="en" fo:country="US" officeooo:rsid="001f5efa" officeooo:paragraph-rsid="001f5efa" style:language-asian="zxx" style:country-asian="none" style:language-complex="zxx" style:country-complex="none"/>
    </style:style>
    <style:style style:name="P6" style:family="paragraph" style:parent-style-name="Text_20_body">
      <style:text-properties fo:language="en" fo:country="US" officeooo:rsid="002a7e42" officeooo:paragraph-rsid="002a7e42"/>
    </style:style>
    <style:style style:name="P7" style:family="paragraph" style:parent-style-name="Text_20_body">
      <style:text-properties fo:language="en" fo:country="US" officeooo:rsid="002a7e42" officeooo:paragraph-rsid="002b8a05"/>
    </style:style>
    <style:style style:name="P8" style:family="paragraph" style:parent-style-name="Text_20_body">
      <style:text-properties fo:language="en" fo:country="US" officeooo:rsid="002c4619" officeooo:paragraph-rsid="002c4619"/>
    </style:style>
    <style:style style:name="P9" style:family="paragraph" style:parent-style-name="Text_20_body">
      <style:text-properties fo:language="en" fo:country="US" officeooo:rsid="002d792d" officeooo:paragraph-rsid="002d792d"/>
    </style:style>
    <style:style style:name="P10" style:family="paragraph" style:parent-style-name="Text_20_body">
      <style:text-properties fo:language="en" fo:country="US" officeooo:rsid="0021d555" officeooo:paragraph-rsid="0021d555"/>
    </style:style>
    <style:style style:name="P11" style:family="paragraph" style:parent-style-name="Text_20_body">
      <style:text-properties fo:language="en" fo:country="US" officeooo:rsid="002f31d6" officeooo:paragraph-rsid="002f31d6"/>
    </style:style>
    <style:style style:name="P12" style:family="paragraph" style:parent-style-name="Text_20_body">
      <style:text-properties fo:language="en" fo:country="US" officeooo:rsid="00312b6f" officeooo:paragraph-rsid="00312b6f"/>
    </style:style>
    <style:style style:name="P13" style:family="paragraph" style:parent-style-name="Text_20_body">
      <style:text-properties fo:language="en" fo:country="US" officeooo:rsid="003214be" officeooo:paragraph-rsid="003214be"/>
    </style:style>
    <style:style style:name="P14" style:family="paragraph" style:parent-style-name="Text_20_body">
      <style:text-properties fo:language="en" fo:country="US" officeooo:rsid="003268dd" officeooo:paragraph-rsid="003268dd"/>
    </style:style>
    <style:style style:name="P15" style:family="paragraph" style:parent-style-name="Text_20_body">
      <style:text-properties fo:language="en" fo:country="US" officeooo:rsid="0032c9ae" officeooo:paragraph-rsid="0032c9ae"/>
    </style:style>
    <style:style style:name="P16" style:family="paragraph" style:parent-style-name="Text_20_body">
      <style:text-properties fo:language="en" fo:country="US" officeooo:rsid="0034015f" officeooo:paragraph-rsid="0034015f"/>
    </style:style>
    <style:style style:name="P17" style:family="paragraph" style:parent-style-name="Text_20_body">
      <style:text-properties fo:language="en" fo:country="US" officeooo:rsid="00346fa4" officeooo:paragraph-rsid="00346fa4"/>
    </style:style>
    <style:style style:name="P18" style:family="paragraph" style:parent-style-name="Text_20_body">
      <style:text-properties fo:language="en" fo:country="US" officeooo:rsid="00351945" officeooo:paragraph-rsid="00351945"/>
    </style:style>
    <style:style style:name="P19" style:family="paragraph" style:parent-style-name="Text_20_body">
      <style:text-properties fo:language="en" fo:country="US" officeooo:rsid="0036abfe" officeooo:paragraph-rsid="0036abfe"/>
    </style:style>
    <style:style style:name="P20" style:family="paragraph" style:parent-style-name="Text_20_body">
      <style:text-properties fo:language="en" fo:country="US" officeooo:rsid="00383123" officeooo:paragraph-rsid="00383123"/>
    </style:style>
    <style:style style:name="P21" style:family="paragraph" style:parent-style-name="Text_20_body">
      <style:text-properties fo:language="en" fo:country="US" officeooo:rsid="0039ffc7" officeooo:paragraph-rsid="0039ffc7"/>
    </style:style>
    <style:style style:name="P22" style:family="paragraph" style:parent-style-name="Text_20_body">
      <style:text-properties fo:language="en" fo:country="US" officeooo:rsid="003bec3c" officeooo:paragraph-rsid="003bec3c"/>
    </style:style>
    <style:style style:name="P23" style:family="paragraph" style:parent-style-name="Text_20_body">
      <style:text-properties fo:language="en" fo:country="US" officeooo:rsid="003c5a10" officeooo:paragraph-rsid="003c5a10"/>
    </style:style>
    <style:style style:name="P24" style:family="paragraph" style:parent-style-name="Text_20_body">
      <style:text-properties fo:language="en" fo:country="US" officeooo:rsid="003c5a23" officeooo:paragraph-rsid="003c5a23"/>
    </style:style>
    <style:style style:name="P25" style:family="paragraph" style:parent-style-name="Text_20_body">
      <style:text-properties fo:language="en" fo:country="US" officeooo:rsid="003ca888" officeooo:paragraph-rsid="003ca888"/>
    </style:style>
    <style:style style:name="P26" style:family="paragraph" style:parent-style-name="Text_20_body">
      <style:text-properties fo:language="en" fo:country="US" officeooo:rsid="003e82d2" officeooo:paragraph-rsid="003e82d2"/>
    </style:style>
    <style:style style:name="P27" style:family="paragraph" style:parent-style-name="Text_20_body">
      <style:text-properties fo:language="en" fo:country="US" officeooo:rsid="003f1f86" officeooo:paragraph-rsid="003f1f86"/>
    </style:style>
    <style:style style:name="P28" style:family="paragraph" style:parent-style-name="Text_20_body">
      <style:text-properties fo:language="en" fo:country="US" officeooo:rsid="0040a6ec" officeooo:paragraph-rsid="0040a6ec"/>
    </style:style>
    <style:style style:name="P29" style:family="paragraph" style:parent-style-name="Text_20_body">
      <style:text-properties fo:language="en" fo:country="US" officeooo:rsid="0041df8f" officeooo:paragraph-rsid="0041df8f"/>
    </style:style>
    <style:style style:name="P30" style:family="paragraph" style:parent-style-name="Text_20_body">
      <style:text-properties fo:language="en" fo:country="US" officeooo:rsid="0042a000" officeooo:paragraph-rsid="0042a000"/>
    </style:style>
    <style:style style:name="P31" style:family="paragraph" style:parent-style-name="Text_20_body">
      <style:text-properties fo:language="en" fo:country="US" officeooo:rsid="0043f553" officeooo:paragraph-rsid="0043f553"/>
    </style:style>
    <style:style style:name="P32" style:family="paragraph" style:parent-style-name="Text_20_body">
      <style:text-properties fo:language="en" fo:country="US" officeooo:rsid="0044652b" officeooo:paragraph-rsid="0044652b"/>
    </style:style>
    <style:style style:name="P33" style:family="paragraph" style:parent-style-name="Text_20_body">
      <style:text-properties fo:language="en" fo:country="US" officeooo:rsid="0044762b" officeooo:paragraph-rsid="0044762b"/>
    </style:style>
    <style:style style:name="P34" style:family="paragraph" style:parent-style-name="Text_20_body">
      <style:text-properties fo:language="en" fo:country="US" officeooo:rsid="00459776" officeooo:paragraph-rsid="00459776"/>
    </style:style>
    <style:style style:name="P35" style:family="paragraph" style:parent-style-name="Text_20_body">
      <style:text-properties fo:language="en" fo:country="US" officeooo:rsid="0046cf7c" officeooo:paragraph-rsid="0046cf7c"/>
    </style:style>
    <style:style style:name="P36" style:family="paragraph" style:parent-style-name="Text_20_body">
      <style:text-properties fo:language="en" fo:country="US" officeooo:rsid="00475033" officeooo:paragraph-rsid="00475033"/>
    </style:style>
    <style:style style:name="P37" style:family="paragraph" style:parent-style-name="Text_20_body">
      <style:text-properties fo:language="en" fo:country="US" officeooo:rsid="0047576f" officeooo:paragraph-rsid="0047576f"/>
    </style:style>
    <style:style style:name="P38" style:family="paragraph" style:parent-style-name="Text_20_body">
      <style:text-properties fo:language="en" fo:country="US" officeooo:rsid="00493010" officeooo:paragraph-rsid="00493010"/>
    </style:style>
    <style:style style:name="P39" style:family="paragraph" style:parent-style-name="Text_20_body">
      <style:text-properties fo:language="en" fo:country="US" officeooo:rsid="00494987" officeooo:paragraph-rsid="00494987"/>
    </style:style>
    <style:style style:name="P40" style:family="paragraph" style:parent-style-name="Text_20_body">
      <style:text-properties fo:language="en" fo:country="US" officeooo:rsid="0049b13f" officeooo:paragraph-rsid="0049b13f"/>
    </style:style>
    <style:style style:name="P41" style:family="paragraph" style:parent-style-name="Text_20_body">
      <style:text-properties fo:language="en" fo:country="US" officeooo:rsid="004aa371" officeooo:paragraph-rsid="004aa371"/>
    </style:style>
    <style:style style:name="P42" style:family="paragraph" style:parent-style-name="Text_20_body">
      <style:text-properties fo:language="en" fo:country="US" officeooo:rsid="004c07fc" officeooo:paragraph-rsid="004c07fc"/>
    </style:style>
    <style:style style:name="P43" style:family="paragraph" style:parent-style-name="Text_20_body">
      <style:text-properties fo:language="en" fo:country="US" officeooo:rsid="004c07fc" officeooo:paragraph-rsid="0046cf7c"/>
    </style:style>
    <style:style style:name="P44" style:family="paragraph" style:parent-style-name="Text_20_body">
      <style:text-properties fo:language="en" fo:country="US" officeooo:rsid="004d8b29" officeooo:paragraph-rsid="004d8b29"/>
    </style:style>
    <style:style style:name="P45" style:family="paragraph" style:parent-style-name="Text_20_body">
      <style:text-properties fo:language="en" fo:country="US" officeooo:rsid="004f6b13" officeooo:paragraph-rsid="004f6b13"/>
    </style:style>
    <style:style style:name="P46" style:family="paragraph" style:parent-style-name="Text_20_body">
      <style:text-properties fo:language="en" fo:country="US" officeooo:rsid="0050473c" officeooo:paragraph-rsid="0050473c"/>
    </style:style>
    <style:style style:name="P47" style:family="paragraph" style:parent-style-name="Text_20_body">
      <style:text-properties fo:language="en" fo:country="US" officeooo:rsid="0051b653" officeooo:paragraph-rsid="0051b653"/>
    </style:style>
    <style:style style:name="P48" style:family="paragraph" style:parent-style-name="Text_20_body">
      <style:text-properties fo:language="en" fo:country="US" officeooo:rsid="00532fc4" officeooo:paragraph-rsid="00532fc4"/>
    </style:style>
    <style:style style:name="P49" style:family="paragraph" style:parent-style-name="Text_20_body">
      <style:text-properties fo:language="en" fo:country="US" officeooo:rsid="0053898c" officeooo:paragraph-rsid="0053898c"/>
    </style:style>
    <style:style style:name="P50" style:family="paragraph" style:parent-style-name="Text_20_body">
      <style:text-properties fo:language="en" fo:country="US" officeooo:rsid="0054599c" officeooo:paragraph-rsid="0054599c"/>
    </style:style>
    <style:style style:name="P51" style:family="paragraph" style:parent-style-name="Text_20_body">
      <style:text-properties fo:language="en" fo:country="US" officeooo:rsid="0054d52e" officeooo:paragraph-rsid="0054d52e"/>
    </style:style>
    <style:style style:name="P52" style:family="paragraph" style:parent-style-name="Text_20_body">
      <style:text-properties fo:language="en" fo:country="US" officeooo:rsid="0054e4fb" officeooo:paragraph-rsid="0054e4fb"/>
    </style:style>
    <style:style style:name="P53" style:family="paragraph" style:parent-style-name="Text_20_body">
      <style:text-properties fo:language="en" fo:country="US" officeooo:rsid="0055d16e" officeooo:paragraph-rsid="0055d16e"/>
    </style:style>
    <style:style style:name="P54" style:family="paragraph" style:parent-style-name="Text_20_body">
      <style:text-properties fo:language="en" fo:country="US" fo:font-weight="normal" officeooo:rsid="0055d16e" officeooo:paragraph-rsid="0055d16e" style:font-weight-asian="normal" style:font-weight-complex="normal"/>
    </style:style>
    <style:style style:name="P55" style:family="paragraph" style:parent-style-name="Text_20_body">
      <style:text-properties fo:language="en" fo:country="US" officeooo:rsid="0055de04" officeooo:paragraph-rsid="0055de04"/>
    </style:style>
    <style:style style:name="P56" style:family="paragraph" style:parent-style-name="Text_20_body">
      <style:text-properties fo:language="en" fo:country="US" officeooo:rsid="00590af1" officeooo:paragraph-rsid="00590af1"/>
    </style:style>
    <style:style style:name="P57" style:family="paragraph" style:parent-style-name="Text_20_body">
      <style:text-properties fo:language="en" fo:country="US" officeooo:rsid="005ab753" officeooo:paragraph-rsid="005ab753"/>
    </style:style>
    <style:style style:name="P58" style:family="paragraph" style:parent-style-name="Text_20_body">
      <style:text-properties fo:language="en" fo:country="US" officeooo:rsid="005b50b7" officeooo:paragraph-rsid="005b50b7"/>
    </style:style>
    <style:style style:name="P59" style:family="paragraph" style:parent-style-name="Text_20_body">
      <style:text-properties fo:language="en" fo:country="US" officeooo:rsid="005e7694" officeooo:paragraph-rsid="005e7694"/>
    </style:style>
    <style:style style:name="P60" style:family="paragraph" style:parent-style-name="Text_20_body">
      <style:text-properties fo:language="en" fo:country="US" officeooo:rsid="005f3dce" officeooo:paragraph-rsid="005f3dce"/>
    </style:style>
    <style:style style:name="P61" style:family="paragraph" style:parent-style-name="Text_20_body">
      <style:text-properties fo:language="en" fo:country="US" officeooo:rsid="005f7dd6" officeooo:paragraph-rsid="005f7dd6"/>
    </style:style>
    <style:style style:name="P62" style:family="paragraph" style:parent-style-name="Text_20_body">
      <style:text-properties fo:language="en" fo:country="US" officeooo:rsid="005fa99b" officeooo:paragraph-rsid="005fa99b"/>
    </style:style>
    <style:style style:name="P63" style:family="paragraph" style:parent-style-name="Text_20_body">
      <style:text-properties fo:language="en" fo:country="US" officeooo:rsid="006189eb" officeooo:paragraph-rsid="006189eb"/>
    </style:style>
    <style:style style:name="P64" style:family="paragraph" style:parent-style-name="Text_20_body">
      <style:text-properties fo:language="en" fo:country="US" officeooo:rsid="0062416e" officeooo:paragraph-rsid="0062416e"/>
    </style:style>
    <style:style style:name="P65" style:family="paragraph" style:parent-style-name="Text_20_body">
      <style:text-properties fo:language="en" fo:country="US" officeooo:rsid="0063ed07" officeooo:paragraph-rsid="0063ed07"/>
    </style:style>
    <style:style style:name="P66" style:family="paragraph" style:parent-style-name="Text_20_body">
      <style:text-properties fo:language="en" fo:country="US" officeooo:rsid="0063ed07" officeooo:paragraph-rsid="00653bf8"/>
    </style:style>
    <style:style style:name="P67" style:family="paragraph" style:parent-style-name="Text_20_body">
      <style:text-properties fo:language="en" fo:country="US" officeooo:rsid="00653bf8" officeooo:paragraph-rsid="00653bf8"/>
    </style:style>
    <style:style style:name="P68" style:family="paragraph" style:parent-style-name="Text_20_body">
      <style:text-properties fo:language="en" fo:country="US" officeooo:rsid="00666ee4" officeooo:paragraph-rsid="00666ee4"/>
    </style:style>
    <style:style style:name="P69" style:family="paragraph" style:parent-style-name="Text_20_body">
      <style:text-properties fo:language="en" fo:country="US" officeooo:rsid="00666ee4" officeooo:paragraph-rsid="0067a90f"/>
    </style:style>
    <style:style style:name="P70" style:family="paragraph" style:parent-style-name="Text_20_body">
      <style:text-properties fo:language="en" fo:country="US" officeooo:rsid="0068d00e" officeooo:paragraph-rsid="0068d00e"/>
    </style:style>
    <style:style style:name="P71" style:family="paragraph" style:parent-style-name="Text_20_body">
      <style:text-properties fo:language="en" fo:country="US" officeooo:paragraph-rsid="0068d00e"/>
    </style:style>
    <style:style style:name="P72" style:family="paragraph" style:parent-style-name="Text_20_body">
      <style:text-properties fo:language="en" fo:country="US" officeooo:rsid="0069b8ad" officeooo:paragraph-rsid="0069b8ad"/>
    </style:style>
    <style:style style:name="P73" style:family="paragraph" style:parent-style-name="Text_20_body">
      <style:text-properties fo:language="en" fo:country="US" officeooo:rsid="006a8483" officeooo:paragraph-rsid="006a8483"/>
    </style:style>
    <style:style style:name="P74" style:family="paragraph" style:parent-style-name="Text_20_body">
      <style:text-properties fo:language="en" fo:country="US" officeooo:rsid="006b09e8" officeooo:paragraph-rsid="006b09e8"/>
    </style:style>
    <style:style style:name="P75" style:family="paragraph" style:parent-style-name="Text_20_body">
      <style:text-properties fo:language="en" fo:country="US" officeooo:rsid="006b31e5" officeooo:paragraph-rsid="006b31e5"/>
    </style:style>
    <style:style style:name="P76" style:family="paragraph" style:parent-style-name="Text_20_body">
      <style:text-properties fo:language="en" fo:country="US" officeooo:rsid="006b3404" officeooo:paragraph-rsid="006b3404"/>
    </style:style>
    <style:style style:name="P77" style:family="paragraph" style:parent-style-name="Text_20_body">
      <style:text-properties fo:language="en" fo:country="US" officeooo:rsid="006c4a14" officeooo:paragraph-rsid="006c4a14"/>
    </style:style>
    <style:style style:name="P78" style:family="paragraph" style:parent-style-name="Text_20_body">
      <style:text-properties fo:language="en" fo:country="US" officeooo:rsid="006c7528" officeooo:paragraph-rsid="006c7528"/>
    </style:style>
    <style:style style:name="P79" style:family="paragraph" style:parent-style-name="Text_20_body">
      <style:text-properties fo:language="en" fo:country="US" officeooo:rsid="0067a90f" officeooo:paragraph-rsid="0068d00e"/>
    </style:style>
    <style:style style:name="P80" style:family="paragraph" style:parent-style-name="Text_20_body">
      <style:text-properties fo:language="en" fo:country="US" officeooo:rsid="006d8e58" officeooo:paragraph-rsid="006d8e58"/>
    </style:style>
    <style:style style:name="P81" style:family="paragraph" style:parent-style-name="Text_20_body">
      <style:text-properties fo:language="en" fo:country="US" officeooo:rsid="006f584e" officeooo:paragraph-rsid="006f584e"/>
    </style:style>
    <style:style style:name="P82" style:family="paragraph" style:parent-style-name="Text_20_body">
      <style:text-properties fo:language="en" fo:country="US" officeooo:rsid="00700314" officeooo:paragraph-rsid="00700314"/>
    </style:style>
    <style:style style:name="P83" style:family="paragraph" style:parent-style-name="Text_20_body">
      <style:text-properties fo:language="en" fo:country="US" officeooo:rsid="0070d0db" officeooo:paragraph-rsid="0070d0db"/>
    </style:style>
    <style:style style:name="P84" style:family="paragraph" style:parent-style-name="Text_20_body">
      <style:text-properties fo:language="en" fo:country="US" officeooo:rsid="0072c9da" officeooo:paragraph-rsid="0072c9da"/>
    </style:style>
    <style:style style:name="P85" style:family="paragraph" style:parent-style-name="Text_20_body">
      <style:text-properties fo:language="en" fo:country="US" officeooo:rsid="0073f844" officeooo:paragraph-rsid="0073f844"/>
    </style:style>
    <style:style style:name="P86" style:family="paragraph" style:parent-style-name="Text_20_body">
      <style:text-properties fo:language="en" fo:country="US" officeooo:rsid="0073f844" officeooo:paragraph-rsid="00754442"/>
    </style:style>
    <style:style style:name="P87" style:family="paragraph" style:parent-style-name="Text_20_body">
      <style:text-properties fo:language="en" fo:country="US" officeooo:rsid="00754442" officeooo:paragraph-rsid="00754442"/>
    </style:style>
    <style:style style:name="P88" style:family="paragraph" style:parent-style-name="Text_20_body">
      <style:text-properties fo:language="en" fo:country="US" officeooo:rsid="0076a7e5" officeooo:paragraph-rsid="0076a7e5"/>
    </style:style>
    <style:style style:name="P89" style:family="paragraph" style:parent-style-name="Text_20_body">
      <style:text-properties fo:language="en" fo:country="US" officeooo:rsid="007723bc" officeooo:paragraph-rsid="007723bc"/>
    </style:style>
    <style:style style:name="P90" style:family="paragraph" style:parent-style-name="Text_20_body">
      <style:text-properties fo:language="en" fo:country="US" officeooo:rsid="00776110" officeooo:paragraph-rsid="00776110"/>
    </style:style>
    <style:style style:name="P91" style:family="paragraph" style:parent-style-name="Text_20_body">
      <style:text-properties fo:language="en" fo:country="US" officeooo:rsid="00784bc6" officeooo:paragraph-rsid="00784bc6"/>
    </style:style>
    <style:style style:name="P92" style:family="paragraph" style:parent-style-name="Text_20_body">
      <style:text-properties fo:language="en" fo:country="US" officeooo:rsid="007890c6" officeooo:paragraph-rsid="007890c6"/>
    </style:style>
    <style:style style:name="P93" style:family="paragraph" style:parent-style-name="Text_20_body">
      <style:text-properties fo:language="en" fo:country="US" officeooo:rsid="007911ee" officeooo:paragraph-rsid="007911ee"/>
    </style:style>
    <style:style style:name="P94" style:family="paragraph" style:parent-style-name="Text_20_body">
      <style:text-properties fo:language="en" fo:country="US" officeooo:rsid="007a3ffb" officeooo:paragraph-rsid="007a3ffb"/>
    </style:style>
    <style:style style:name="P95" style:family="paragraph" style:parent-style-name="Text_20_body">
      <style:text-properties fo:language="en" fo:country="US" officeooo:rsid="007a7239" officeooo:paragraph-rsid="007a7239"/>
    </style:style>
    <style:style style:name="P96" style:family="paragraph" style:parent-style-name="Text_20_body">
      <style:text-properties fo:language="en" fo:country="US" officeooo:rsid="007bafe9" officeooo:paragraph-rsid="007bafe9"/>
    </style:style>
    <style:style style:name="P97" style:family="paragraph" style:parent-style-name="Text_20_body">
      <style:text-properties fo:language="en" fo:country="US" officeooo:rsid="007d83b1" officeooo:paragraph-rsid="007d83b1"/>
    </style:style>
    <style:style style:name="P98" style:family="paragraph" style:parent-style-name="Text_20_body">
      <style:text-properties fo:language="en" fo:country="US" officeooo:rsid="007ea0bb" officeooo:paragraph-rsid="007ea0bb"/>
    </style:style>
    <style:style style:name="P99" style:family="paragraph" style:parent-style-name="Text_20_body">
      <style:text-properties fo:language="en" fo:country="US" officeooo:rsid="00806898" officeooo:paragraph-rsid="00806898"/>
    </style:style>
    <style:style style:name="P100" style:family="paragraph" style:parent-style-name="Text_20_body">
      <style:text-properties fo:language="en" fo:country="US" officeooo:rsid="0081611c" officeooo:paragraph-rsid="0081611c"/>
    </style:style>
    <style:style style:name="P101" style:family="paragraph" style:parent-style-name="Text_20_body">
      <style:text-properties fo:language="en" fo:country="US" officeooo:rsid="0081611c" officeooo:paragraph-rsid="0084f006"/>
    </style:style>
    <style:style style:name="P102" style:family="paragraph" style:parent-style-name="Text_20_body">
      <style:text-properties fo:language="en" fo:country="US" officeooo:rsid="00867616" officeooo:paragraph-rsid="00867616"/>
    </style:style>
    <style:style style:name="P103" style:family="paragraph" style:parent-style-name="Text_20_body">
      <style:text-properties fo:language="en" fo:country="US" officeooo:rsid="00889712" officeooo:paragraph-rsid="00889712"/>
    </style:style>
    <style:style style:name="P104" style:family="paragraph" style:parent-style-name="Text_20_body">
      <style:text-properties fo:language="en" fo:country="US" officeooo:rsid="00889712" officeooo:paragraph-rsid="0088cdf3"/>
    </style:style>
    <style:style style:name="P105" style:family="paragraph" style:parent-style-name="Text_20_body">
      <style:text-properties fo:language="en" fo:country="US" officeooo:rsid="0088cdf3" officeooo:paragraph-rsid="0088cdf3"/>
    </style:style>
    <style:style style:name="P106" style:family="paragraph" style:parent-style-name="Text_20_body">
      <style:text-properties fo:language="en" fo:country="US" officeooo:paragraph-rsid="0088cdf3"/>
    </style:style>
    <style:style style:name="P107" style:family="paragraph" style:parent-style-name="Text_20_body">
      <style:text-properties fo:language="en" fo:country="US" officeooo:rsid="0088fb54" officeooo:paragraph-rsid="0088fb54"/>
    </style:style>
    <style:style style:name="P108" style:family="paragraph" style:parent-style-name="Text_20_body">
      <style:text-properties fo:language="en" fo:country="US" officeooo:rsid="00897d33" officeooo:paragraph-rsid="00897d33"/>
    </style:style>
    <style:style style:name="P109" style:family="paragraph" style:parent-style-name="Text_20_body">
      <style:text-properties fo:language="en" fo:country="US" officeooo:rsid="0089a936" officeooo:paragraph-rsid="0089a936"/>
    </style:style>
    <style:style style:name="P110" style:family="paragraph" style:parent-style-name="Text_20_body">
      <style:text-properties fo:language="en" fo:country="US" officeooo:rsid="008beab2" officeooo:paragraph-rsid="008beab2"/>
    </style:style>
    <style:style style:name="P111" style:family="paragraph" style:parent-style-name="Text_20_body">
      <style:text-properties fo:language="en" fo:country="US" officeooo:rsid="008c70f6" officeooo:paragraph-rsid="008c70f6"/>
    </style:style>
    <style:style style:name="P112" style:family="paragraph" style:parent-style-name="Text_20_body">
      <style:text-properties fo:language="en" fo:country="US" officeooo:rsid="008ec3d3" officeooo:paragraph-rsid="008ec3d3"/>
    </style:style>
    <style:style style:name="P113" style:family="paragraph" style:parent-style-name="Text_20_body">
      <style:text-properties fo:language="en" fo:country="US" officeooo:rsid="008efa4f" officeooo:paragraph-rsid="008efa4f"/>
    </style:style>
    <style:style style:name="P114" style:family="paragraph" style:parent-style-name="Text_20_body">
      <style:text-properties fo:language="en" fo:country="US" officeooo:rsid="00912042" officeooo:paragraph-rsid="00912042"/>
    </style:style>
    <style:style style:name="P115" style:family="paragraph" style:parent-style-name="Text_20_body">
      <style:text-properties fo:language="en" fo:country="US" officeooo:rsid="00923597" officeooo:paragraph-rsid="00923597"/>
    </style:style>
    <style:style style:name="P116" style:family="paragraph" style:parent-style-name="Text_20_body">
      <style:text-properties fo:language="en" fo:country="US" officeooo:rsid="009420eb" officeooo:paragraph-rsid="009420eb"/>
    </style:style>
    <style:style style:name="P117" style:family="paragraph" style:parent-style-name="Text_20_body">
      <style:text-properties fo:language="en" fo:country="US" officeooo:rsid="00944c2e" officeooo:paragraph-rsid="00944c2e"/>
    </style:style>
    <style:style style:name="P118" style:family="paragraph" style:parent-style-name="Text_20_body">
      <style:text-properties fo:language="en" fo:country="US" officeooo:rsid="0094ee03" officeooo:paragraph-rsid="0094ee03"/>
    </style:style>
    <style:style style:name="P119" style:family="paragraph" style:parent-style-name="Text_20_body">
      <style:text-properties fo:language="en" fo:country="US" officeooo:rsid="00968e60" officeooo:paragraph-rsid="00968e60"/>
    </style:style>
    <style:style style:name="P120" style:family="paragraph" style:parent-style-name="Text_20_body">
      <style:text-properties officeooo:rsid="0021d555" officeooo:paragraph-rsid="0021d555"/>
    </style:style>
    <style:style style:name="P121" style:family="paragraph" style:parent-style-name="Text_20_body">
      <style:text-properties officeooo:rsid="0049b13f" officeooo:paragraph-rsid="0049b13f"/>
    </style:style>
    <style:style style:name="P122" style:family="paragraph" style:parent-style-name="Title">
      <style:text-properties fo:language="en" fo:country="US" officeooo:rsid="001f5efa" officeooo:paragraph-rsid="001f5efa" style:language-asian="zxx" style:country-asian="none" style:language-complex="zxx" style:country-complex="none"/>
    </style:style>
    <style:style style:name="P123" style:family="paragraph" style:parent-style-name="Text_20_body" style:list-style-name="L1">
      <style:text-properties fo:language="en" fo:country="US" officeooo:rsid="001f5efa" officeooo:paragraph-rsid="001f5efa" style:language-asian="zxx" style:country-asian="none" style:language-complex="zxx" style:country-complex="none"/>
    </style:style>
    <style:style style:name="P124" style:family="paragraph" style:parent-style-name="Text_20_body" style:list-style-name="L1">
      <style:text-properties fo:language="en" fo:country="US" officeooo:rsid="0023d0d5" officeooo:paragraph-rsid="0023d0d5" style:language-asian="zxx" style:country-asian="none" style:language-complex="zxx" style:country-complex="none"/>
    </style:style>
    <style:style style:name="P125" style:family="paragraph" style:parent-style-name="Text_20_body" style:list-style-name="L1">
      <style:text-properties fo:language="en" fo:country="US" officeooo:rsid="0023d0d5" officeooo:paragraph-rsid="00251065" style:language-asian="zxx" style:country-asian="none" style:language-complex="zxx" style:country-complex="none"/>
    </style:style>
    <style:style style:name="P126" style:family="paragraph" style:parent-style-name="Text_20_body" style:list-style-name="L1">
      <style:text-properties fo:language="en" fo:country="US" officeooo:rsid="0023d0d5" officeooo:paragraph-rsid="00270c69" style:language-asian="zxx" style:country-asian="none" style:language-complex="zxx" style:country-complex="none"/>
    </style:style>
    <style:style style:name="P127" style:family="paragraph" style:parent-style-name="Text_20_body" style:list-style-name="L1">
      <style:text-properties fo:language="en" fo:country="US" officeooo:rsid="0023d0d5" officeooo:paragraph-rsid="002924f6" style:language-asian="zxx" style:country-asian="none" style:language-complex="zxx" style:country-complex="none"/>
    </style:style>
    <style:style style:name="P128" style:family="paragraph" style:parent-style-name="Text_20_body" style:list-style-name="L1">
      <style:text-properties fo:language="en" fo:country="US" officeooo:rsid="00249ab5" officeooo:paragraph-rsid="00249ab5" style:language-asian="zxx" style:country-asian="none" style:language-complex="zxx" style:country-complex="none"/>
    </style:style>
    <style:style style:name="P129" style:family="paragraph" style:parent-style-name="Text_20_body" style:list-style-name="L1">
      <style:text-properties fo:language="en" fo:country="US" officeooo:rsid="00249ab5" officeooo:paragraph-rsid="005ab753" style:language-asian="zxx" style:country-asian="none" style:language-complex="zxx" style:country-complex="none"/>
    </style:style>
    <style:style style:name="P130" style:family="paragraph" style:parent-style-name="Text_20_body" style:list-style-name="L1">
      <style:text-properties fo:language="en" fo:country="US" officeooo:rsid="002924f6" officeooo:paragraph-rsid="002924f6" style:language-asian="zxx" style:country-asian="none" style:language-complex="zxx" style:country-complex="none"/>
    </style:style>
    <style:style style:name="P131" style:family="paragraph" style:parent-style-name="Text_20_body" style:list-style-name="L2">
      <style:text-properties fo:language="en" fo:country="US" officeooo:rsid="0049b13f" officeooo:paragraph-rsid="0049b13f"/>
    </style:style>
    <style:style style:name="P132" style:family="paragraph" style:parent-style-name="Text_20_body" style:list-style-name="L3">
      <style:text-properties fo:language="en" fo:country="US" officeooo:rsid="0051b653" officeooo:paragraph-rsid="0051b653"/>
    </style:style>
    <style:style style:name="P133" style:family="paragraph" style:parent-style-name="Text_20_body" style:list-style-name="L4">
      <style:text-properties fo:language="en" fo:country="US" officeooo:rsid="0067a90f" officeooo:paragraph-rsid="0067a90f"/>
    </style:style>
    <style:style style:name="P134" style:family="paragraph" style:parent-style-name="Text_20_body">
      <style:text-properties fo:language="en" fo:country="US" officeooo:rsid="0098c9d3" officeooo:paragraph-rsid="0098c9d3"/>
    </style:style>
    <style:style style:name="P135" style:family="paragraph" style:parent-style-name="Text_20_body">
      <style:text-properties fo:language="en" fo:country="US" officeooo:rsid="0098c9d3" officeooo:paragraph-rsid="0099139e"/>
    </style:style>
    <style:style style:name="P136" style:family="paragraph" style:parent-style-name="Text_20_body">
      <style:text-properties fo:language="en" fo:country="US" officeooo:rsid="0099139e" officeooo:paragraph-rsid="0099139e"/>
    </style:style>
    <style:style style:name="P137" style:family="paragraph" style:parent-style-name="Text_20_body">
      <style:text-properties fo:language="en" fo:country="US" officeooo:rsid="0099139e" officeooo:paragraph-rsid="0099c77f"/>
    </style:style>
    <style:style style:name="P138" style:family="paragraph" style:parent-style-name="Text_20_body">
      <style:text-properties fo:language="en" fo:country="US" officeooo:rsid="0099c77f" officeooo:paragraph-rsid="0099c77f"/>
    </style:style>
    <style:style style:name="P139" style:family="paragraph" style:parent-style-name="Text_20_body">
      <style:text-properties fo:language="en" fo:country="US" officeooo:rsid="009c3499" officeooo:paragraph-rsid="009c3499"/>
    </style:style>
    <style:style style:name="P140" style:family="paragraph" style:parent-style-name="Text_20_body">
      <style:text-properties fo:language="en" fo:country="US" officeooo:rsid="009d9c67" officeooo:paragraph-rsid="009d9c67"/>
    </style:style>
    <style:style style:name="P141" style:family="paragraph" style:parent-style-name="Text_20_body">
      <style:text-properties fo:language="en" fo:country="US" officeooo:rsid="009e7cfe" officeooo:paragraph-rsid="009e7cfe"/>
    </style:style>
    <style:style style:name="P142" style:family="paragraph" style:parent-style-name="Text_20_body">
      <style:text-properties fo:language="en" fo:country="US" officeooo:rsid="0034015f" officeooo:paragraph-rsid="009e7cfe"/>
    </style:style>
    <style:style style:name="P143" style:family="paragraph" style:parent-style-name="Text_20_body">
      <style:text-properties fo:language="en" fo:country="US" officeooo:rsid="0034015f" officeooo:paragraph-rsid="0034015f"/>
    </style:style>
    <style:style style:name="P144" style:family="paragraph" style:parent-style-name="Text_20_body">
      <style:text-properties fo:language="en" fo:country="US" officeooo:rsid="009f2a66" officeooo:paragraph-rsid="009f2a66"/>
    </style:style>
    <style:style style:name="P145" style:family="paragraph" style:parent-style-name="Text_20_body">
      <style:text-properties fo:language="en" fo:country="US" officeooo:rsid="00a01efd" officeooo:paragraph-rsid="00a01efd"/>
    </style:style>
    <style:style style:name="P146" style:family="paragraph" style:parent-style-name="Text_20_body">
      <style:text-properties fo:language="en" fo:country="US" officeooo:rsid="00a0fb97" officeooo:paragraph-rsid="00a0fb97"/>
    </style:style>
    <style:style style:name="P147" style:family="paragraph" style:parent-style-name="Text_20_body">
      <style:text-properties fo:language="en" fo:country="US" officeooo:rsid="00a34ad8" officeooo:paragraph-rsid="00a34ad8"/>
    </style:style>
    <style:style style:name="P148" style:family="paragraph" style:parent-style-name="Text_20_body">
      <style:text-properties fo:language="en" fo:country="US" officeooo:rsid="00a34ad8" officeooo:paragraph-rsid="00af24d2"/>
    </style:style>
    <style:style style:name="P149" style:family="paragraph" style:parent-style-name="Text_20_body">
      <style:text-properties fo:language="en" fo:country="US" officeooo:rsid="00a41189" officeooo:paragraph-rsid="00a41189"/>
    </style:style>
    <style:style style:name="P150" style:family="paragraph" style:parent-style-name="Text_20_body">
      <style:text-properties fo:language="en" fo:country="US" officeooo:rsid="00a5590c" officeooo:paragraph-rsid="00a5590c"/>
    </style:style>
    <style:style style:name="P151" style:family="paragraph" style:parent-style-name="Text_20_body">
      <style:text-properties fo:language="en" fo:country="US" officeooo:rsid="00a7147f" officeooo:paragraph-rsid="00a7147f"/>
    </style:style>
    <style:style style:name="P152" style:family="paragraph" style:parent-style-name="Text_20_body">
      <style:text-properties fo:language="en" fo:country="US" officeooo:rsid="00aa7194" officeooo:paragraph-rsid="00aa7194"/>
    </style:style>
    <style:style style:name="P153" style:family="paragraph" style:parent-style-name="Text_20_body">
      <style:text-properties fo:language="en" fo:country="US" officeooo:rsid="00ad636b" officeooo:paragraph-rsid="00ad636b"/>
    </style:style>
    <style:style style:name="P154" style:family="paragraph" style:parent-style-name="Text_20_body">
      <style:text-properties fo:language="en" fo:country="US" officeooo:rsid="00adbea1" officeooo:paragraph-rsid="00adbea1"/>
    </style:style>
    <style:style style:name="P155" style:family="paragraph" style:parent-style-name="Text_20_body">
      <style:text-properties fo:language="en" fo:country="US" officeooo:rsid="00af24d2" officeooo:paragraph-rsid="00af24d2"/>
    </style:style>
    <style:style style:name="P156" style:family="paragraph" style:parent-style-name="Text_20_body">
      <style:text-properties fo:language="en" fo:country="US" officeooo:rsid="00b10e0b" officeooo:paragraph-rsid="00b10e0b"/>
    </style:style>
    <style:style style:name="P157" style:family="paragraph" style:parent-style-name="Text_20_body">
      <style:text-properties fo:language="en" fo:country="US" officeooo:rsid="00b1335c" officeooo:paragraph-rsid="00b1335c"/>
    </style:style>
    <style:style style:name="P158" style:family="paragraph" style:parent-style-name="Text_20_body">
      <style:text-properties fo:language="en" fo:country="US" officeooo:rsid="00b29b1b" officeooo:paragraph-rsid="00b29b1b"/>
    </style:style>
    <style:style style:name="P159" style:family="paragraph" style:parent-style-name="Text_20_body">
      <style:text-properties fo:language="en" fo:country="US" officeooo:rsid="00b52888" officeooo:paragraph-rsid="00b52888"/>
    </style:style>
    <style:style style:name="P160" style:family="paragraph" style:parent-style-name="Text_20_body">
      <style:text-properties fo:language="en" fo:country="US" officeooo:rsid="00b6d2a1" officeooo:paragraph-rsid="00b6d2a1"/>
    </style:style>
    <style:style style:name="P161" style:family="paragraph" style:parent-style-name="Text_20_body">
      <style:text-properties fo:language="en" fo:country="US" officeooo:rsid="00b84504" officeooo:paragraph-rsid="00b84504"/>
    </style:style>
    <style:style style:name="P162" style:family="paragraph" style:parent-style-name="Text_20_body">
      <style:text-properties fo:language="en" fo:country="US" officeooo:rsid="00b998ae" officeooo:paragraph-rsid="00b998ae"/>
    </style:style>
    <style:style style:name="P163" style:family="paragraph" style:parent-style-name="Text_20_body">
      <style:text-properties fo:language="en" fo:country="US" officeooo:rsid="00ba1e0c" officeooo:paragraph-rsid="00ba1e0c"/>
    </style:style>
    <style:style style:name="P164" style:family="paragraph" style:parent-style-name="Text_20_body">
      <style:text-properties fo:language="en" fo:country="US" officeooo:rsid="00bad7f8" officeooo:paragraph-rsid="00bad7f8"/>
    </style:style>
    <style:style style:name="P165" style:family="paragraph" style:parent-style-name="Text_20_body">
      <style:text-properties fo:language="en" fo:country="US" officeooo:paragraph-rsid="00bad7f8"/>
    </style:style>
    <style:style style:name="P166" style:family="paragraph" style:parent-style-name="Text_20_body">
      <style:text-properties fo:language="en" fo:country="US" officeooo:paragraph-rsid="00bbffc3"/>
    </style:style>
    <style:style style:name="P167" style:family="paragraph" style:parent-style-name="Heading_20_3">
      <style:text-properties fo:language="en" fo:country="US"/>
    </style:style>
    <style:style style:name="P168" style:family="paragraph" style:parent-style-name="Heading_20_1">
      <style:text-properties fo:language="en" fo:country="US"/>
    </style:style>
    <style:style style:name="P169" style:family="paragraph" style:parent-style-name="Heading_20_1">
      <style:text-properties fo:language="en" fo:country="US" officeooo:rsid="001f5efa" officeooo:paragraph-rsid="001f5efa" style:language-asian="zxx" style:country-asian="none" style:language-complex="zxx" style:country-complex="none"/>
    </style:style>
    <style:style style:name="P170" style:family="paragraph" style:parent-style-name="Heading_20_1">
      <style:text-properties fo:language="en" fo:country="US" officeooo:rsid="001f5efa" officeooo:paragraph-rsid="001f5efa"/>
    </style:style>
    <style:style style:name="P171" style:family="paragraph" style:parent-style-name="Heading_20_2">
      <style:text-properties fo:language="en" fo:country="US"/>
    </style:style>
    <style:style style:name="P172" style:family="paragraph" style:parent-style-name="Heading_20_2">
      <style:text-properties fo:language="en" fo:country="US" officeooo:paragraph-rsid="00754442"/>
    </style:style>
    <style:style style:name="T1" style:family="text">
      <style:text-properties officeooo:rsid="001f5efa"/>
    </style:style>
    <style:style style:name="T2" style:family="text">
      <style:text-properties fo:language="en" fo:country="US"/>
    </style:style>
    <style:style style:name="T3" style:family="text">
      <style:text-properties fo:language="en" fo:country="US" officeooo:rsid="00211333"/>
    </style:style>
    <style:style style:name="T4" style:family="text">
      <style:text-properties fo:language="en" fo:country="US" officeooo:rsid="0023d0d5"/>
    </style:style>
    <style:style style:name="T5" style:family="text">
      <style:text-properties fo:language="en" fo:country="US" officeooo:rsid="00346fa4"/>
    </style:style>
    <style:style style:name="T6" style:family="text">
      <style:text-properties fo:language="en" fo:country="US" officeooo:rsid="004aa371"/>
    </style:style>
    <style:style style:name="T7" style:family="text">
      <style:text-properties officeooo:rsid="00236e79"/>
    </style:style>
    <style:style style:name="T8" style:family="text">
      <style:text-properties officeooo:rsid="00251065"/>
    </style:style>
    <style:style style:name="T9" style:family="text">
      <style:text-properties officeooo:rsid="002924f6"/>
    </style:style>
    <style:style style:name="T10" style:family="text">
      <style:text-properties officeooo:rsid="002b8a05"/>
    </style:style>
    <style:style style:name="T11" style:family="text">
      <style:text-properties officeooo:rsid="002c4619"/>
    </style:style>
    <style:style style:name="T12" style:family="text">
      <style:text-properties officeooo:rsid="00351945"/>
    </style:style>
    <style:style style:name="T13" style:family="text">
      <style:text-properties officeooo:rsid="0050473c"/>
    </style:style>
    <style:style style:name="T14" style:family="text">
      <style:text-properties officeooo:rsid="005213ec"/>
    </style:style>
    <style:style style:name="T15" style:family="text">
      <style:text-properties officeooo:rsid="0054599c"/>
    </style:style>
    <style:style style:name="T16" style:family="text">
      <style:text-properties officeooo:rsid="0054e4fb"/>
    </style:style>
    <style:style style:name="T17" style:family="text">
      <style:text-properties officeooo:rsid="0055de04"/>
    </style:style>
    <style:style style:name="T18" style:family="text">
      <style:text-properties officeooo:rsid="005ab753"/>
    </style:style>
    <style:style style:name="T19" style:family="text">
      <style:text-properties style:text-position="super 58%"/>
    </style:style>
    <style:style style:name="T20" style:family="text">
      <style:text-properties officeooo:rsid="005fa99b"/>
    </style:style>
    <style:style style:name="T21" style:family="text">
      <style:text-properties officeooo:rsid="0062416e"/>
    </style:style>
    <style:style style:name="T22" style:family="text">
      <style:text-properties officeooo:rsid="0063ed07"/>
    </style:style>
    <style:style style:name="T23" style:family="text">
      <style:text-properties officeooo:rsid="00653bf8"/>
    </style:style>
    <style:style style:name="T24" style:family="text">
      <style:text-properties officeooo:rsid="0067a90f"/>
    </style:style>
    <style:style style:name="T25" style:family="text">
      <style:text-properties officeooo:rsid="0068d00e"/>
    </style:style>
    <style:style style:name="T26" style:family="text">
      <style:text-properties officeooo:rsid="006a8483"/>
    </style:style>
    <style:style style:name="T27" style:family="text">
      <style:text-properties officeooo:rsid="006b31e5"/>
    </style:style>
    <style:style style:name="T28" style:family="text">
      <style:text-properties officeooo:rsid="006b3404"/>
    </style:style>
    <style:style style:name="T29" style:family="text">
      <style:text-properties officeooo:rsid="006bdd6a"/>
    </style:style>
    <style:style style:name="T30" style:family="text">
      <style:text-properties fo:font-weight="normal" style:font-weight-asian="normal" style:font-weight-complex="normal"/>
    </style:style>
    <style:style style:name="T31" style:family="text">
      <style:text-properties officeooo:rsid="006f584e"/>
    </style:style>
    <style:style style:name="T32" style:family="text">
      <style:text-properties officeooo:rsid="0072c9da"/>
    </style:style>
    <style:style style:name="T33" style:family="text">
      <style:text-properties officeooo:rsid="007723bc"/>
    </style:style>
    <style:style style:name="T34" style:family="text">
      <style:text-properties officeooo:rsid="00776110"/>
    </style:style>
    <style:style style:name="T35" style:family="text">
      <style:text-properties officeooo:rsid="007a7239"/>
    </style:style>
    <style:style style:name="T36" style:family="text">
      <style:text-properties officeooo:rsid="0083114c"/>
    </style:style>
    <style:style style:name="T37" style:family="text">
      <style:text-properties officeooo:rsid="00867616"/>
    </style:style>
    <style:style style:name="T38" style:family="text">
      <style:text-properties officeooo:rsid="0088cdf3"/>
    </style:style>
    <style:style style:name="T39" style:family="text">
      <style:text-properties officeooo:rsid="008ec3d3"/>
    </style:style>
    <style:style style:name="T40" style:family="text">
      <style:text-properties officeooo:rsid="00923597"/>
    </style:style>
    <style:style style:name="T41" style:family="text">
      <style:text-properties officeooo:rsid="009420eb"/>
    </style:style>
    <style:style style:name="T42" style:family="text">
      <style:text-properties officeooo:rsid="0099139e"/>
    </style:style>
    <style:style style:name="T43" style:family="text">
      <style:text-properties officeooo:rsid="0099c77f"/>
    </style:style>
    <style:style style:name="T44" style:family="text">
      <style:text-properties officeooo:rsid="009e7cfe"/>
    </style:style>
    <style:style style:name="T45" style:family="text">
      <style:text-properties officeooo:rsid="00a1ab68"/>
    </style:style>
    <style:style style:name="T46" style:family="text">
      <style:text-properties officeooo:rsid="00b6d2a1"/>
    </style:style>
    <style:style style:name="T47" style:family="text">
      <style:text-properties officeooo:rsid="00bad7f8"/>
    </style:style>
    <style:style style:name="T48" style:family="text">
      <style:text-properties officeooo:rsid="00bbf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Book of Bootstrap 3 Essential Training</text:p>
      <text:h text:style-name="P169" text:outline-level="1">What is Bootstrap?</text:h>
      <text:list xml:id="list1725893434730995499" text:style-name="L1">
        <text:list-item>
          <text:p text:style-name="P123">A framework</text:p>
        </text:list-item>
        <text:list-item>
          <text:p text:style-name="P123">Mobile first</text:p>
        </text:list-item>
        <text:list-item>
          <text:p text:style-name="P123">Responsive design</text:p>
        </text:list-item>
        <text:list-item>
          <text:p text:style-name="P123">Battle tested</text:p>
        </text:list-item>
        <text:list-item>
          <text:p text:style-name="P123">Uses modern web technologies</text:p>
        </text:list-item>
      </text:list>
      <text:h text:style-name="P168" text:outline-level="1">What’s a Framework</text:h>
      <text:list xml:id="list5832954368494" text:continue-numbering="true" text:style-name="L1">
        <text:list-item>
          <text:p text:style-name="P123">A way to organize your code</text:p>
        </text:list-item>
        <text:list-item>
          <text:p text:style-name="P123">If you follow a certain structure...</text:p>
        </text:list-item>
        <text:list-item>
          <text:p text:style-name="P123">A framework gives you <text:s/>many abilities</text:p>
          <text:list>
            <text:list-item>
              <text:p text:style-name="P123">Pre-built CSS styles</text:p>
            </text:list-item>
            <text:list-item>
              <text:p text:style-name="P123">JavaScript functionality</text:p>
            </text:list-item>
          </text:list>
        </text:list-item>
      </text:list>
      <text:h text:style-name="P168" text:outline-level="1"><text:s/><text:span text:style-name="T1">When Should I Use Bootstrap?</text:span></text:h>
      <text:list xml:id="list5832865102603" text:continue-numbering="true" text:style-name="L1">
        <text:list-item>
          <text:p text:style-name="P123">Excellent for small, quick projects</text:p>
        </text:list-item>
        <text:list-item>
          <text:p text:style-name="P123">Prototyping and scaffolding sites</text:p>
        </text:list-item>
        <text:list-item>
          <text:p text:style-name="P123">Also great for larger projects </text:p>
          <text:list>
            <text:list-item>
              <text:p text:style-name="P123">Customize your install</text:p>
            </text:list-item>
          </text:list>
        </text:list-item>
      </text:list>
      <text:h text:style-name="P170" text:outline-level="1"><text:span text:style-name="T7">1.</text:span>Installation: Basic</text:h>
      <text:p text:style-name="P1"><text:a xlink:type="simple" xlink:href="http://getbootstrap.com/" text:style-name="Internet_20_link" text:visited-style-name="Visited_20_Internet_20_Link"><text:span text:style-name="T2">http://getbootstrap.com/</text:span></text:a><text:span text:style-name="T3"> and click on the download button.</text:span></text:p>
      <text:p text:style-name="P10">Regardless if the type of installation, jQeuery is needed has well.</text:p>
      <text:p text:style-name="P120"><text:a xlink:type="simple" xlink:href="https://jquery.com/" text:style-name="Internet_20_link" text:visited-style-name="Visited_20_Internet_20_Link"><text:span text:style-name="T2">https://jquery.com/</text:span></text:a></text:p>
      <text:p text:style-name="P10">It’s also possible to create a custom installation using the customization toll on:</text:p>
      <text:p text:style-name="P120"><text:a xlink:type="simple" xlink:href="http://getbootstrap.com/customize/" text:style-name="Internet_20_link" text:visited-style-name="Visited_20_Internet_20_Link"><text:span text:style-name="T2">http://getbootstrap.com/customize/</text:span></text:a></text:p>
      <text:h text:style-name="Heading_20_1" text:outline-level="1"><text:span text:style-name="Strong_20_Emphasis"><text:span text:style-name="T4">2.</text:span></text:span><text:span text:style-name="Strong_20_Emphasis"><text:span text:style-name="T2">Working with the Bootstrap Grid</text:span></text:span></text:h>
      <text:h text:style-name="P171" text:outline-level="2">Grid System</text:h>
      <text:list xml:id="list5834766093524" text:continue-numbering="true" text:style-name="L1">
        <text:list-item>
          <text:p text:style-name="P124">12-column grid</text:p>
        </text:list-item>
        <text:list-item>
          <text:p text:style-name="P124">Accessed through CSS classes</text:p>
        </text:list-item>
        <text:list-item>
          <text:p text:style-name="P124">Three key concepts</text:p>
          <text:list>
            <text:list-item>
              <text:p text:style-name="P124">Containers</text:p>
            </text:list-item>
            <text:list-item>
              <text:p text:style-name="P124">Rows</text:p>
            </text:list-item>
            <text:list-item>
              <text:p text:style-name="P124">Columns</text:p>
            </text:list-item>
          </text:list>
        </text:list-item>
      </text:list>
      <text:h text:style-name="P171" text:outline-level="2">Bootstrap Containers</text:h>
      <text:list xml:id="list5833429500341" text:continue-numbering="true" text:style-name="L1">
        <text:list-item>
          <text:p text:style-name="P124">12-column grid</text:p>
        </text:list-item>
        <text:list-item>
          <text:p text:style-name="P128">Add padding</text:p>
        </text:list-item>
        <text:list-item>
          <text:p text:style-name="P128">Two types</text:p>
          <text:list>
            <text:list-item>
              <text:p text:style-name="P129">Fluid <text:span text:style-name="T18">(&lt;div class="container-fluid"&gt;)</text:span></text:p>
            </text:list-item>
            <text:list-item>
              <text:p text:style-name="P129">Fixed-<text:span text:style-name="T8">Width (&lt;div class="container"&gt;)</text:span></text:p>
            </text:list-item>
          </text:list>
        </text:list-item>
      </text:list>
      <text:p text:style-name="P3">If you want a element to take the full width of the browser, you don't putt them inside a container.</text:p>
      <text:h text:style-name="P167" text:outline-level="3">Fixed-Width Container</text:h>
      <text:list xml:id="list5834750088348" text:continue-numbering="true" text:style-name="L1">
        <text:list-item>
          <text:p text:style-name="P125">15 pixel padding on each side</text:p>
        </text:list-item>
        <text:list-item>
          <text:p text:style-name="P125">Adjusts to media query breakpoints</text:p>
        </text:list-item>
      </text:list>
      <text:p text:style-name="P5"><draw:frame draw:style-name="fr1" draw:name="Image1" text:anchor-type="paragraph" svg:x="0.162cm" svg:y="0.132cm" svg:width="11.966cm" svg:height="2.611cm" draw:z-index="0"><draw:image xlink:href="Pictures/10000000000002340000007B8C8489CDE2990BE8.png" xlink:type="simple" xlink:show="embed" xlink:actuate="onLoad"/></draw:frame></text:p>
      <text:p text:style-name="P5"/>
      <text:p text:style-name="P5"/>
      <text:p text:style-name="P5"/>
      <text:h text:style-name="P171" text:outline-level="2">Bootstrap Rows</text:h>
      <text:list xml:id="list5832875405723" text:continue-numbering="true" text:style-name="L1">
        <text:list-item>
          <text:p text:style-name="P126">Horizontal groups of columns</text:p>
        </text:list-item>
        <text:list-item>
          <text:p text:style-name="P126">Place within a container</text:p>
        </text:list-item>
        <text:list-item>
          <text:p text:style-name="P126">Should always include columns</text:p>
        </text:list-item>
        <text:list-item>
          <text:p text:style-name="P126">Gets rid of container padding</text:p>
        </text:list-item>
      </text:list>
      <text:h text:style-name="P171" text:outline-level="2">Bootstrap Columns</text:h>
      <text:list xml:id="list5833158404196" text:continue-numbering="true" text:style-name="L1">
        <text:list-item>
          <text:p text:style-name="P127">30px gutters</text:p>
          <text:list>
            <text:list-item>
              <text:p text:style-name="P127">15px on each side</text:p>
            </text:list-item>
          </text:list>
        </text:list-item>
        <text:list-item>
          <text:p text:style-name="P127">Use col-SIZE-SPAN</text:p>
          <text:list>
            <text:list-item>
              <text:p text:style-name="P127">S<text:span text:style-name="T9">IZE</text:span>: When it sta<text:span text:style-name="T9">c</text:span>ks</text:p>
            </text:list-item>
            <text:list-item>
              <text:p text:style-name="P130">SPAN: How many columns</text:p>
            </text:list-item>
          </text:list>
        </text:list-item>
        <text:list-item>
          <text:p text:style-name="P130">&gt;12 columns warp</text:p>
        </text:list-item>
      </text:list>
      <text:h text:style-name="P167" text:outline-level="3">Column Metrics</text:h>
      <text:p text:style-name="P2"><draw:frame draw:style-name="fr1" draw:name="Image2" text:anchor-type="paragraph" svg:x="-0.189cm" svg:y="0.011cm" svg:width="12.614cm" svg:height="6.244cm" draw:z-index="1"><draw:image xlink:href="Pictures/100000000000025400000127DD5BDAD66034D5CA.png" xlink:type="simple" xlink:show="embed" xlink:actuate="onLoad"/></draw:frame> </text:p>
      <text:p text:style-name="P2"/>
      <text:p text:style-name="P2"/>
      <text:p text:style-name="P2"/>
      <text:p text:style-name="P2"/>
      <text:p text:style-name="P2"/>
      <text:p text:style-name="P2"/>
      <text:p text:style-name="P2"/>
      <text:p text:style-name="P4">Tip: On Google Chrome, on the inspect element, the mobile view has an option to view the breakpoints on the top left corner.</text:p>
      <text:h text:style-name="P167" text:outline-level="3">Resetting columns</text:h>
      <text:p text:style-name="P6">Bootstrap comes with a clearfix class. This class is <text:span text:style-name="T11">generally</text:span> used in <text:span text:style-name="T11">CSS</text:span> to clear floats.</text:p>
      <text:p text:style-name="P7"><text:span text:style-name="T11">Example</text:span>: &lt;div class=”clearfix <text:span text:style-name="T10">visible-sm-block</text:span>”&gt;&lt;/div&gt;</text:p>
      <text:p text:style-name="P8">It can be visible or hidden. <text:s/>if it is hidden I dont have to specify anyting else. </text:p>
      <text:p text:style-name="P8">In the case that it is visible it can be a block, inline-block or inline element.</text:p>
      <text:p text:style-name="P9">This can be use to hide elements, for example, in smaller devices I may not want to show the icons, so I can use the hidden class to hide a type of element.</text:p>
      <text:h text:style-name="P167" text:outline-level="3">Offsetting columns</text:h>
      <text:p text:style-name="P9">In bootstrap you can ask certain columns to move over by certain number of columns width. It’s called Offsetting.</text:p>
      <text:p text:style-name="P11">If I Offsetting something at xs breakpoint, I will need to set the offset to 0 in the next breakpoint, or it will be used in all the next breakpoints.</text:p>
      <text:p text:style-name="P11">Exemple: </text:p>
      <text:p text:style-name="P12">col-xs-offset-3 col-xs-6 col-sm-offset-0</text:p>
      <text:h text:style-name="P167" text:outline-level="3">Nesting columns</text:h>
      <text:p text:style-name="P13">I can put rows inside other rows, and i get another 12 columns grid inside the existing section.</text:p>
      <text:p text:style-name="P14">In the example, we do a bit of CSS to adjust the padding of the heading.</text:p>
      <text:h text:style-name="P167" text:outline-level="3">Customizing column order with push and pull</text:h>
      <text:p text:style-name="P15">This allows us to have the flexibility to completely rearrange the order of the columns depending on the breakpoints </text:p>
      <text:p text:style-name="P16">Any pull or pushes are going to remain for the rests of the breakpoints</text:p>
      <text:p text:style-name="P16">Example:</text:p>
      <text:p text:style-name="P16">col-sm-push-8</text:p>
      <text:p text:style-name="P16">col-sm-pull-8</text:p>
      <text:h text:style-name="Heading_20_1" text:outline-level="1"><text:span text:style-name="Strong_20_Emphasis"><text:span text:style-name="T5">3. </text:span></text:span><text:span text:style-name="Strong_20_Emphasis"><text:span text:style-name="T2">Exploring Basic Bootstrap CSS Classes</text:span></text:span></text:h>
      <text:h text:style-name="P171" text:outline-level="2">Styling headings and body copy</text:h>
      <text:p text:style-name="P17">Bootstrap uses Helvetica new if it’s avalabel, then goes for Helvetica, <text:span text:style-name="T12">Arial and if noting is available it goes for the default Sans-serif.</text:span></text:p>
      <text:p text:style-name="P18">I can use the classes H1 trow H6 to emulate the headings:</text:p>
      <text:p text:style-name="P18"><text:tab/>&lt;div class="h1"&gt;Headline 1&lt;/div&gt;</text:p>
      <text:p text:style-name="P18">Or I can have a word have the same font of the heading using a span:</text:p>
      <text:p text:style-name="P18"><text:tab/>&lt;span class="h1"&gt;consequuntur&lt;/span&gt;</text:p>
      <text:p text:style-name="P18">I can also create secondary text inside a headline using the small tag:</text:p>
      <text:p text:style-name="P19"><text:tab/>&lt;h1&gt;Headline 1 &lt;small&gt;Secondary text&lt;/small&gt;&lt;/h1&gt;</text:p>
      <text:p text:style-name="P19">And also in a line of text:</text:p>
      <text:p text:style-name="P19"><text:tab/>consectetur &lt;span class="small"&gt;adipisicing&lt;/span&gt; <text:s/>elit.</text:p>
      <text:p text:style-name="P19">There is also a class called lead that can be used to stand out a paragraph, like so:</text:p>
      <text:p text:style-name="P19"><text:tab/>&lt;p class="lead"&gt;</text:p>
      <text:h text:style-name="P171" text:outline-level="2">Analyzing in-line text styles</text:h>
      <text:p text:style-name="P20">Bootstrap comes with a few built in styles for traditional in-line tags:</text:p>
      <text:p text:style-name="P20">&lt;mark&gt;delectus soluta&lt;/mark&gt;</text:p>
      <text:p text:style-name="P21">&lt;s&gt;quod ab&lt;/s&gt;</text:p>
      <text:p text:style-name="P21">&lt;del&gt;corporis similique&lt;/del&gt;</text:p>
      <text:p text:style-name="P22">&lt;ins&gt;expedita beatae sed asperiores&lt;/ins&gt;</text:p>
      <text:p text:style-name="P22">&lt;u&gt;deleniti et&lt;/u&gt;</text:p>
      <text:p text:style-name="P23">&lt;small&gt;officiis repellendus&lt;/small&gt;</text:p>
      <text:p text:style-name="P24">&lt;strong&gt;numquam eligendi&lt;/strong&gt;</text:p>
      <text:p text:style-name="P25">&lt;b&gt;mollitia&lt;/b&gt;</text:p>
      <text:p text:style-name="P26">&lt;em&gt;Harum nihil, vero cupiditate&lt;/em&gt;</text:p>
      <text:p text:style-name="P27">&lt;i&gt;Numquam officia&lt;/i&gt;</text:p>
      <text:p text:style-name="P28">Since bootstrap is going to modify some of the browser default styles, and add some styling to these elements, if I’m going to modify some off these styles I’m going to have to remember that bootstrap is making some modifications </text:p>
      <text:h text:style-name="Heading_20_2" text:outline-level="2">Modifying alignment,transformation, and abbreviations</text:h>
      <text:p text:style-name="P29">Bootstrap comes whit a series of alignment classes for text elements:</text:p>
      <text:p text:style-name="P30">&lt;p class="text-left"&gt;</text:p>
      <text:p text:style-name="P30">&lt;p class="text-right"&gt;</text:p>
      <text:p text:style-name="P31">&lt;p class="text-center"&gt;</text:p>
      <text:p text:style-name="P32">&lt;p class="text-justify"&gt;</text:p>
      <text:p text:style-name="P33">&lt;p class="text-nowrap"&gt;</text:p>
      <text:p text:style-name="P34">&lt;h1 class="text-lowercase"&gt;Headline&lt;/h1&gt;</text:p>
      <text:p text:style-name="P35">&lt;h1 class="text-uppercase"&gt;Headline&lt;/h1&gt;</text:p>
      <text:p text:style-name="P35">&lt;h1 class="text-capitalize"&gt;Headline one&lt;/h1&gt;</text:p>
      <text:p text:style-name="P36">&lt;abbr title="Captain"&gt;Capt.&lt;/abbr&gt;</text:p>
      <text:p text:style-name="P37">&lt;abbr title="United States Air Force" class="initialism"&gt;USAF&lt;/abbr&gt;</text:p>
      <text:h text:style-name="Heading_20_2" text:outline-level="2">Using blockquotes</text:h>
      <text:p text:style-name="P38">Bootstrap thoes a good job of styling block quotes and provides a class to reverse the alignment of it.</text:p>
      <text:p text:style-name="P39"><text:s text:c="4"/>&lt;blockquote&gt;</text:p>
      <text:p text:style-name="P39"><text:s text:c="4"/>&lt;p&gt;Adipisci verit……….</text:p>
      <text:p text:style-name="P39"><text:s text:c="6"/>…...distinctio.&lt;/p&gt;</text:p>
      <text:p text:style-name="P39"><text:s text:c="4"/>&lt;footer&gt;Joao Faria&lt;/footer&gt;</text:p>
      <text:p text:style-name="P39"><text:s text:c="4"/>&lt;/blockquote&gt;</text:p>
      <text:p text:style-name="P39"/>
      <text:p text:style-name="P39"><text:s text:c="4"/>&lt;blockquote class="blockquote-reverse"&gt;</text:p>
      <text:p text:style-name="P39"><text:s text:c="4"/>&lt;p&gt;Adipisci v………...</text:p>
      <text:p text:style-name="P39"><text:s text:c="6"/>………...e distinctio.&lt;/p&gt;</text:p>
      <text:p text:style-name="P39"><text:s text:c="4"/>&lt;footer&gt;Joao Faria&lt;/footer&gt;</text:p>
      <text:p text:style-name="P39"><text:s text:c="4"/>&lt;/blockquote&gt;</text:p>
      <text:h text:style-name="Heading_20_2" text:outline-level="2">Working with list styles</text:h>
      <text:p text:style-name="P40">HTML has 3 different types of lists: </text:p>
      <text:list xml:id="list610967312995165804" text:style-name="L2">
        <text:list-item>
          <text:p text:style-name="P131">Unordered</text:p>
          <text:list>
            <text:list-item>
              <text:p text:style-name="P131">For items in no particular order</text:p>
            </text:list-item>
          </text:list>
        </text:list-item>
        <text:list-item>
          <text:p text:style-name="P131">Ordered</text:p>
          <text:list>
            <text:list-item>
              <text:p text:style-name="P131">When the order of the items has relevance</text:p>
            </text:list-item>
          </text:list>
        </text:list-item>
        <text:list-item>
          <text:p text:style-name="P131">Definitions</text:p>
          <text:list>
            <text:list-item>
              <text:p text:style-name="P131">For dictionary type definitions</text:p>
            </text:list-item>
          </text:list>
        </text:list-item>
      </text:list>
      <text:p text:style-name="P40">We can remove the styling of lists by adding a specific class:</text:p>
      <text:p text:style-name="P40">&lt;ol class="list-unstyled"&gt;</text:p>
      <text:p text:style-name="P40"><text:tab/>&lt;li&gt;text 1&lt;/li&gt;</text:p>
      <text:p text:style-name="P40"><text:tab/>&lt;li&gt;text 2&lt;/li&gt;</text:p>
      <text:p text:style-name="P40">&lt;/ol&gt;</text:p>
      <text:p text:style-name="P121"><text:span text:style-name="T2">We can also make lists appear in-line </text:span><text:span text:style-name="T6">instead </text:span><text:span text:style-name="T2">of the default block style </text:span><text:span text:style-name="T6">and bootstrap will add a bit of padding to it and remove the bullets:</text:span></text:p>
      <text:p text:style-name="P41">&lt;ul class="list-inline"&gt;</text:p>
      <text:p text:style-name="P41"><text:s text:c="6"/>&lt;li&gt;quam&lt;/li&gt;</text:p>
      <text:p text:style-name="P41"><text:s text:c="6"/>&lt;li&gt;porro&lt;/li&gt;</text:p>
      <text:p text:style-name="P41"><text:s text:c="6"/>&lt;li&gt;quasi&lt;/li&gt;</text:p>
      <text:p text:style-name="P41"><text:s/>&lt;/ul&gt;</text:p>
      <text:p text:style-name="P41">In definitions lists we have an option to make them appear in a horizontal layout:</text:p>
      <text:p text:style-name="P41"><text:s text:c="4"/>&lt;dl class="dl-horizontal"&gt;</text:p>
      <text:p text:style-name="P41"><text:s text:c="4"/>&lt;/dl&gt;</text:p>
      <text:h text:style-name="Heading_20_2" text:outline-level="2">Styling code</text:h>
      <text:p text:style-name="P43">Bootstrap comes with a few styles to help format code.</text:p>
      <text:p text:style-name="P42">the &lt;code&gt;em&lt;/code&gt; tag</text:p>
      <text:p text:style-name="P44">or</text:p>
      <text:p text:style-name="P44"><text:tab/>&lt;code&gt;&amp;lt;em&amp;gt;&lt;/code&gt;</text:p>
      <text:p text:style-name="P44">Styles for keyboard shortcuts</text:p>
      <text:p text:style-name="P44"><text:tab/>&lt;kbd&gt;control-c&lt;/kbd&gt;</text:p>
      <text:p text:style-name="P44">Variables in formulas</text:p>
      <text:p text:style-name="P45"><text:tab/>&lt;var&gt;e&lt;/var&gt; = &lt;var&gt;m&lt;/var&gt;&lt;var&gt;c&lt;/var&gt;&amp;sup2</text:p>
      <text:p text:style-name="P45">Normally HTML ignores white space, so if we want present code we can use:</text:p>
      <text:p text:style-name="P45"><text:tab/>&lt;pre&gt; ...code...&lt;/pre</text:p>
      <text:p text:style-name="P45">We can also use the sample tag to show the result of some code, <text:span text:style-name="T13">not good for long pieces of code</text:span>:</text:p>
      <text:p text:style-name="P45"><text:tab/>&lt;samp&gt;...code...&lt;/samp&gt;</text:p>
      <text:p text:style-name="P46">If we have a long block of code we can add a pre scrollable class that sets a max hight of 300 pixels:</text:p>
      <text:p text:style-name="P46">&lt;pre class="pre-scrollable"&gt;</text:p>
      <text:p text:style-name="P46"><text:tab/>….code…</text:p>
      <text:p text:style-name="P46">&lt;/pre&gt;</text:p>
      <text:h text:style-name="Heading_20_1" text:outline-level="1"><text:span text:style-name="Strong_20_Emphasis">4. Adding Other CSS Styles</text:span></text:h>
      <text:h text:style-name="Heading_20_2" text:outline-level="2">Working with Bootstrap buttons</text:h>
      <text:p text:style-name="P47">There are 3 types of elements that can made to look like buttons:</text:p>
      <text:list xml:id="list4557093462893319050" text:style-name="L3">
        <text:list-item>
          <text:p text:style-name="P132">Links</text:p>
        </text:list-item>
        <text:list-item>
          <text:p text:style-name="P132">Button tag</text:p>
        </text:list-item>
        <text:list-item>
          <text:p text:style-name="P132">Input fields</text:p>
        </text:list-item>
      </text:list>
      <text:p text:style-name="P47">To make a button we add the class of <text:span text:style-name="T14">btn</text:span> and, technically, you are <text:span text:style-name="T14">suppose</text:span> to add a color. </text:p>
      <text:p text:style-name="P48">Buttons can also have a contextual meaning like so:</text:p>
      <text:p text:style-name="P48"><text:tab/>&lt;button class="btn btn-default"&gt;Default&lt;/button&gt;</text:p>
      <text:p text:style-name="P48"><text:tab/>&lt;button class="btn btn-primary"&gt;Primary&lt;/button&gt;</text:p>
      <text:p text:style-name="P48"><text:tab/>&lt;button class="btn btn-success"&gt;Success&lt;/button&gt;</text:p>
      <text:p text:style-name="P48"><text:tab/>&lt;button class="btn btn-info"&gt;Info&lt;/button&gt;</text:p>
      <text:p text:style-name="P48"><text:tab/>&lt;button class="btn btn-warning"&gt;Warning&lt;/button&gt;</text:p>
      <text:p text:style-name="P48"><text:tab/>&lt;button class="btn btn-danger"&gt;Danger&lt;/button&gt;</text:p>
      <text:p text:style-name="P49">Buttons also have different sizes as shown in the examples</text:p>
      <text:p text:style-name="P50"><text:tab/>&lt;button class="btn btn-default btn-lg"&gt;Large&lt;/button&gt;</text:p>
      <text:p text:style-name="P50"><text:tab/>&lt;button class="btn btn-default"&gt;Default&lt;/button&gt;</text:p>
      <text:p text:style-name="P50"><text:tab/>&lt;button class="btn btn-default btn-sm"&gt;Small&lt;/button&gt;</text:p>
      <text:p text:style-name="P50"><text:tab/>&lt;button class="btn btn-default btn-xs"&gt;Extra Small&lt;/button&gt;</text:p>
      <text:p text:style-name="P50"><text:tab/>&lt;button class="btn btn-default"&gt;Block Level&lt;/button&gt;</text:p>
      <text:p text:style-name="P49">We can also create a <text:span text:style-name="T15">button</text:span> that <text:span text:style-name="T15">expends the full width of its parent </text:span></text:p>
      <text:p text:style-name="P50"><text:tab/>&lt;button class="btn btn-default btn-block"&gt;Block Level&lt;/button&gt;</text:p>
      <text:p text:style-name="P51">We can indicate if a button is active or disabled:</text:p>
      <text:p text:style-name="P51"><text:tab/>&lt;button class="btn btn-default active"&gt;Active Button&lt;/button&gt;</text:p>
      <text:p text:style-name="P51"><text:tab/>&lt;button class="btn btn-default disabled"&gt;Disabled Button&lt;/button&gt;</text:p>
      <text:h text:style-name="Heading_20_2" text:outline-level="2">Exploring table styles</text:h>
      <text:p text:style-name="P51">Just by adding the class of table we get a nice <text:span text:style-name="T16">look.</text:span></text:p>
      <text:p text:style-name="P52"><text:tab/>&lt;table class="table"&gt;</text:p>
      <text:p text:style-name="P52">Bootstrap also provides a series of sub classes we can use to enhance the table. For example:</text:p>
      <text:p text:style-name="P52">Striped Rows:</text:p>
      <text:p text:style-name="P52"><text:tab/>&lt;table class="table table-striped"&gt;</text:p>
      <text:p text:style-name="P52">Add a border to the table:</text:p>
      <text:p text:style-name="P52"><text:tab/>&lt;table class="table table-bordered"&gt;</text:p>
      <text:p text:style-name="P52">Add hovering over the table rows, it helps people to focus:</text:p>
      <text:p text:style-name="P52"><text:tab/>&lt;table class="table table-hover"&gt;</text:p>
      <text:p text:style-name="P53">A version of the table that takes a bit less space:</text:p>
      <text:p text:style-name="P53"><text:tab/>&lt;table class="table table-condensed"&gt;</text:p>
      <text:p text:style-name="P53">We can also add colors to the table by adding contextual classes:</text:p>
      <text:p text:style-name="P53">&lt;tr class="active"&gt;</text:p>
      <text:p text:style-name="P53"><text:s text:c="12"/>&lt;th scope="row"&gt;active&lt;/th&gt;</text:p>
      <text:p text:style-name="P53"><text:s text:c="12"/>&lt;td&gt;Gray&lt;/td&gt;</text:p>
      <text:p text:style-name="P53"><text:s text:c="12"/>&lt;td&gt;Active color to a particular row or cell&lt;/td&gt;</text:p>
      <text:p text:style-name="P53">&lt;/tr&gt;</text:p>
      <text:p text:style-name="P54">&lt;tr class="info"&gt;</text:p>
      <text:p text:style-name="P54"><text:s text:c="12"/>&lt;th scope="row"&gt;info&lt;/th&gt;</text:p>
      <text:p text:style-name="P54"><text:s text:c="12"/>&lt;td&gt;Blue&lt;/td&gt;</text:p>
      <text:p text:style-name="P54"><text:s text:c="12"/>&lt;td&gt;A neutral informative change or action&lt;/td&gt;</text:p>
      <text:p text:style-name="P54"><text:s/>&lt;/tr&gt;</text:p>
      <text:p text:style-name="P53">This contextual classes can also be added to the table cells</text:p>
      <text:p text:style-name="P53">&lt;tr&gt;</text:p>
      <text:p text:style-name="P53"><text:s text:c="12"/>&lt;th scope="row"&gt;Normal&lt;/th&gt;</text:p>
      <text:p text:style-name="P53"><text:s text:c="12"/>&lt;td class="danger"&gt;Default&lt;/td&gt;</text:p>
      <text:p text:style-name="P53"><text:s text:c="12"/>&lt;td&gt;Default color to a particular row or cell&lt;/td&gt;</text:p>
      <text:p text:style-name="P53">&lt;/tr&gt; </text:p>
      <text:p text:style-name="P53">Bootstrap can also make tables a bit more responsive, by adding a container around the table with the class of table responsive, it will let you scroll the table if the content is to wide <text:span text:style-name="T17">at a specific breakpoint, like so:</text:span></text:p>
      <text:p text:style-name="P55">&lt;div class="table-responsive"&gt;</text:p>
      <text:p text:style-name="P55"><text:tab/>&lt;table&gt;</text:p>
      <text:p text:style-name="P55"><text:tab/><text:tab/>….</text:p>
      <text:p text:style-name="P55"><text:tab/>&lt;/table&gt;</text:p>
      <text:p text:style-name="P55">&lt;/div&gt;</text:p>
      <text:h text:style-name="Heading_20_2" text:outline-level="2">Adding image classes</text:h>
      <text:p text:style-name="P56">Bootstrap has a lot of useful class images to help control your images</text:p>
      <text:p text:style-name="P56"><text:tab/>class="img-responsive"</text:p>
      <text:p text:style-name="P56">This class sets the max width to 100%, <text:span text:style-name="T18">also sets the height to auto and the display to bock for any element. Because of this, if I need to center the image I will need to use the center block class </text:span></text:p>
      <text:p text:style-name="P57"><text:tab/>class="img-responsive center-block"</text:p>
      <text:p text:style-name="P58">In the example, at the XS break point the width of 100% or the 420px of the image is a bit <text:s/>to large. So we will use the CSS to add some styles at that break point:</text:p>
      <text:p text:style-name="P59">@media (max-width: 767px) {</text:p>
      <text:p text:style-name="P59"><text:tab/>.img-responsive{</text:p>
      <text:p text:style-name="P59"><text:tab/><text:tab/>max-width: 50%;</text:p>
      <text:p text:style-name="P59"><text:tab/><text:tab/>min-width: 300px;</text:p>
      <text:p text:style-name="P59"><text:tab/>}</text:p>
      <text:p text:style-name="P59">}</text:p>
      <text:p text:style-name="P60">There are also some class that will help you customize the look and fell of the image:</text:p>
      <text:p text:style-name="P60"><text:tab/>class="img-rounded”</text:p>
      <text:p text:style-name="P60"><text:tab/>class="img-circle”</text:p>
      <text:p text:style-name="P60"><text:tab/>class="img-thumbnail”</text:p>
      <text:h text:style-name="Heading_20_2" text:outline-level="2">Understanding Bootstrap helper classes</text:h>
      <text:p text:style-name="P61">Bootstrap has a number o miscellaneous classes that can help you take care of common styling needs.</text:p>
      <text:p text:style-name="P61">1<text:span text:style-name="T19">st</text:span> Bootstrap offerer a number o contextual colors, you can use them to hig<text:span text:style-name="T20">hlight text colors or backgrounds.</text:span></text:p>
      <text:p text:style-name="P62"><text:tab/>class="text-muted"</text:p>
      <text:p text:style-name="P62"><text:tab/>class="text-primary"</text:p>
      <text:p text:style-name="P62"><text:tab/>class="text-success"</text:p>
      <text:p text:style-name="P62"><text:tab/>class="text-info"</text:p>
      <text:p text:style-name="P62"><text:tab/>class="text-warning"</text:p>
      <text:p text:style-name="P62"><text:tab/>class="text-danger"</text:p>
      <text:p text:style-name="P62">I can also change the background color using the bg class:</text:p>
      <text:p text:style-name="P63"><text:tab/>class="bg-primary"</text:p>
      <text:p text:style-name="P63"><text:tab/>class="bg-success"</text:p>
      <text:p text:style-name="P63"><text:tab/>class="bg-info"&gt;</text:p>
      <text:p text:style-name="P63"><text:tab/>class="bg-warning"</text:p>
      <text:p text:style-name="P63"><text:tab/>class="bg-danger"</text:p>
      <text:p text:style-name="P63">There are also some quick layout classes (they don't work for navigation elements):</text:p>
      <text:p text:style-name="P63"><text:tab/>class="pull-left"</text:p>
      <text:p text:style-name="P63"><text:tab/>class="pull-right"</text:p>
      <text:p text:style-name="P63"><text:tab/>class="center-block"</text:p>
      <text:p text:style-name="P63">In the example <text:span text:style-name="T22">they </text:span>ware used <text:span text:style-name="T22">on</text:span> the image.</text:p>
      <text:p text:style-name="P63">If we need to clear floats <text:span text:style-name="T21">we can use this class:</text:span></text:p>
      <text:p text:style-name="P64"><text:tab/>class="clearfix"</text:p>
      <text:p text:style-name="P64">There are also a number of classes that can show and hide elements, this is usually used with javasrcipt:</text:p>
      <text:p text:style-name="P64"><text:tab/>class="hidden"</text:p>
      <text:p text:style-name="P64"><text:tab/>class="show" </text:p>
      <text:p text:style-name="P65">We can also make <text:span text:style-name="T23">elements</text:span> invisible, but still take the page space:</text:p>
      <text:p text:style-name="P66"><text:tab/><text:span text:style-name="T23">class="invisible"</text:span></text:p>
      <text:p text:style-name="P67">We can make an element only visible to a screen reader:</text:p>
      <text:p text:style-name="P67"><text:tab/>class="sr-only"</text:p>
      <text:p text:style-name="P68">And for keyboard only useres:</text:p>
      <text:p text:style-name="P68"><text:tab/>class="sr-only-focusable"</text:p>
      <text:h text:style-name="P171" text:outline-level="2">Using responsive utilities</text:h>
      <text:p text:style-name="P68">Bootstrap offers a set o responsive utility classes, so that you can control the visibility of certain elements. </text:p>
      <text:p text:style-name="P69">This classes allow <text:span text:style-name="T24">you to turn visibility on or off depending on certain break points or when the user tries to print the page</text:span></text:p>
      <text:list xml:id="list3459804704876023029" text:style-name="L4">
        <text:list-item>
          <text:p text:style-name="P133">Visibility at breakpoints/print</text:p>
        </text:list-item>
        <text:list-item>
          <text:p text:style-name="P133">VISIBILITY-SIZE(-DISPLAY)</text:p>
          <text:list>
            <text:list-item>
              <text:p text:style-name="P133">Visibility: visible or hidden</text:p>
            </text:list-item>
            <text:list-item>
              <text:p text:style-name="P133">Size: xs, xm, md, lg, print</text:p>
            </text:list-item>
            <text:list-item>
              <text:p text:style-name="P133">Display: block, inline, inline-block, print</text:p>
            </text:list-item>
          </text:list>
        </text:list-item>
      </text:list>
      <text:p text:style-name="P70"><text:span text:style-name="T24">E</text:span>xamples:</text:p>
      <text:p text:style-name="P79"><text:tab/>class="h1 visible-xs-block"</text:p>
      <text:p text:style-name="P79"><text:tab/>class="h1 visible-xs-inline"</text:p>
      <text:p text:style-name="P71"><text:tab/><text:span text:style-name="T25">class="h1 visible-xs-inline-block" style="width: 400px" (because we are using a <text:tab/><text:tab/><text:tab/><text:tab/><text:tab/><text:tab/><text:tab/>bock element we can specify a width )</text:span></text:p>
      <text:p text:style-name="P71"><text:tab/><text:span text:style-name="T25">class="h1 hidden-xs"</text:span></text:p>
      <text:p text:style-name="P72"><text:tab/>class="h1 visible-print-block"</text:p>
      <text:h text:style-name="Heading_20_1" text:outline-level="1"><text:span text:style-name="Strong_20_Emphasis"><text:span text:style-name="T2">5. Styling Forms</text:span></text:span></text:h>
      <text:h text:style-name="P171" text:outline-level="2">Creating a basic form</text:h>
      <text:p text:style-name="P72">Bootstrap has some fantastic built in styles for forms . </text:p>
      <text:p text:style-name="P72">Make sure you add the label for input field :</text:p>
      <text:p text:style-name="P72"><text:tab/>&lt;label for="inputName"&gt;Name&lt;/label&gt;</text:p>
      <text:p text:style-name="P73"><text:tab/>&lt;input type="text" id="inputName" placeholder="Name"&gt;</text:p>
      <text:p text:style-name="P72">This should match <text:span text:style-name="T26">whit the input field id. This is good for mobile touch devices and screen readers.</text:span></text:p>
      <text:p text:style-name="P74">There is a special class called SR-ONLY that can hide the labels if I don't want to use them, but want screen readers to be able to see them.</text:p>
      <text:p text:style-name="P74"><text:tab/> &lt;label class="sr-only" for="inputName"&gt;Name&lt;/label&gt;</text:p>
      <text:p text:style-name="P74">The 1<text:span text:style-name="T19">st</text:span> team make forms look great is to add the form-control field, <text:span text:style-name="T27">the form gets 100% width and a good padding. </text:span></text:p>
      <text:p text:style-name="P75"><text:tab/> &lt;input class="form-control" type="text" id="inputName" placeholder="Name"&gt;</text:p>
      <text:p text:style-name="P76">If you want to add a little space between the groups we can wrap them with a from group class for a little better spacing:</text:p>
      <text:p text:style-name="P76"><text:tab/>&lt;div class="form-group"&gt;</text:p>
      <text:p text:style-name="P75"><text:tab/><text:tab/>…</text:p>
      <text:p text:style-name="P75"><text:tab/><text:span text:style-name="T28">&lt;/div&gt;</text:span></text:p>
      <text:p text:style-name="P76">Check-boxes are <text:span text:style-name="T29">a special case that will be riviwed later on this chapter, for now the are put in the following class:</text:span></text:p>
      <text:p text:style-name="P77"><text:tab/><text:tab/>&lt;div class="checkbox"&gt;</text:p>
      <text:p text:style-name="P77"><text:tab/><text:tab/><text:tab/>&lt;label&gt;</text:p>
      <text:p text:style-name="P77"><text:tab/><text:tab/><text:tab/>&lt;input id="inputAddList" type="checkbox"&gt;</text:p>
      <text:p text:style-name="P77"><text:tab/><text:tab/><text:tab/>Add me to e-mail blast&lt;/label&gt;<text:tab/></text:p>
      <text:p text:style-name="P77"><text:tab/><text:tab/>&lt;/div&gt;</text:p>
      <text:p text:style-name="P77">For the submit button we add the class of btn and then the contextual class:</text:p>
      <text:p text:style-name="P77"><text:tab/> &lt;input class="btn btn-default" type="submit" value="submit"&gt;</text:p>
      <text:p text:style-name="P78">This is also a good place to use the pull-right class to push the button to the left:</text:p>
      <text:p text:style-name="P78"><text:tab/><text:span text:style-name="T30">&lt;input class="btn btn-default pull-right" type="submit" value="submit"&gt;</text:span></text:p>
      <text:h text:style-name="P171" text:outline-level="2">Formatting radio and checkbox controls</text:h>
      <text:p text:style-name="P68"/>
      <text:p text:style-name="P80">There are a couple of extra options when working with radio and submit button <text:span text:style-name="T31">type input fields.</text:span></text:p>
      <text:p text:style-name="P81">The check box does not need a for field on the label tag</text:p>
      <text:p text:style-name="P81"><text:tab/>&lt;div class="checkbox"&gt; </text:p>
      <text:p text:style-name="P81"><text:tab/><text:tab/>&lt;label&gt;</text:p>
      <text:p text:style-name="P81"><text:tab/><text:tab/><text:tab/>&lt;input type="checkbox"&gt;</text:p>
      <text:p text:style-name="P81"><text:tab/><text:tab/><text:tab/>One</text:p>
      <text:p text:style-name="P81"><text:tab/><text:tab/>&lt;/label&gt;</text:p>
      <text:p text:style-name="P81"><text:tab/>&lt;/div&gt;</text:p>
      <text:p text:style-name="P81">For the radio buttons, we need give them a name in order to enable the user piking only one option.</text:p>
      <text:p text:style-name="P81"><text:tab/>&lt;div class="radio"&gt; </text:p>
      <text:p text:style-name="P81"><text:tab/><text:tab/>&lt;label&gt;</text:p>
      <text:p text:style-name="P81"><text:tab/><text:tab/><text:tab/>&lt;input name="options" type="radio"&gt;</text:p>
      <text:p text:style-name="P81"><text:tab/><text:tab/><text:tab/>One</text:p>
      <text:p text:style-name="P81"><text:tab/><text:tab/>&lt;/label&gt;</text:p>
      <text:p text:style-name="P81"><text:tab/>&lt;/div&gt;</text:p>
      <text:p text:style-name="P81"/>
      <text:p text:style-name="P81"><text:tab/>&lt;div class="radio"&gt;</text:p>
      <text:p text:style-name="P81"><text:tab/><text:tab/>&lt;label&gt;</text:p>
      <text:p text:style-name="P81"><text:tab/><text:tab/><text:tab/>&lt;input name="options" type="radio"&gt;</text:p>
      <text:p text:style-name="P81"><text:tab/><text:tab/><text:tab/>Two</text:p>
      <text:p text:style-name="P81"><text:tab/><text:tab/>&lt;/label&gt;</text:p>
      <text:p text:style-name="P81"><text:tab/>&lt;/div&gt;</text:p>
      <text:p text:style-name="P82">Bootstrap provides a special style for disabled control states </text:p>
      <text:p text:style-name="P82"><text:tab/>&lt;div class="radio disabled"&gt; </text:p>
      <text:p text:style-name="P82"><text:tab/><text:tab/>&lt;label&gt;</text:p>
      <text:p text:style-name="P82"><text:tab/><text:tab/><text:tab/>&lt;input name="options" type="radio" disabled&gt;</text:p>
      <text:p text:style-name="P82"><text:tab/><text:tab/><text:tab/>One</text:p>
      <text:p text:style-name="P82"><text:tab/><text:tab/>&lt;/label&gt;</text:p>
      <text:p text:style-name="P82"><text:tab/>&lt;/div&gt;</text:p>
      <text:p text:style-name="P82">We can run check boxes or radio buttons has a series of in-line elements, we should also make this elements inside a control group to void element staking</text:p>
      <text:p text:style-name="P83"><text:tab/>&lt;div class="form-group"&gt;</text:p>
      <text:p text:style-name="P83"><text:tab/><text:tab/>&lt;label class="radio-inline"&gt;</text:p>
      <text:p text:style-name="P83"><text:tab/><text:tab/><text:tab/>&lt;input name="options" type="radio"&gt;</text:p>
      <text:p text:style-name="P83"><text:tab/><text:tab/><text:tab/>One</text:p>
      <text:p text:style-name="P83"><text:tab/><text:tab/>&lt;/label&gt;</text:p>
      <text:p text:style-name="P83"><text:tab/><text:tab/>&lt;label class="radio-inline"&gt;</text:p>
      <text:p text:style-name="P83"><text:tab/><text:tab/><text:tab/>&lt;input name="options" type="radio"&gt;</text:p>
      <text:p text:style-name="P83"><text:tab/><text:tab/><text:tab/>Two</text:p>
      <text:p text:style-name="P83"><text:tab/><text:tab/>&lt;/label&gt;</text:p>
      <text:p text:style-name="P83"><text:tab/>&lt;/div&gt;</text:p>
      <text:h text:style-name="P171" text:outline-level="2">Using inline forms</text:h>
      <text:p text:style-name="P83">Bootstrap has some styles that can help you work with inline forms. </text:p>
      <text:p text:style-name="P83">This styles only apply <text:s/>at styles that are at or bigger that the SM breakpoint or 768px.</text:p>
      <text:p text:style-name="P83"><text:span text:style-name="T32">We just need to add a class of </text:span><text:s/><text:span text:style-name="T32">form-inline to the element warping the form:</text:span></text:p>
      <text:p text:style-name="P84"><text:tab/>&lt;form class="form-inline"&gt;</text:p>
      <text:p text:style-name="P84"><text:tab/><text:tab/>…</text:p>
      <text:p text:style-name="P84"><text:tab/>&lt;/form&gt;</text:p>
      <text:p text:style-name="P85">It is also popular to hide the labels, the problem is that screen readers are going to have problems with that, so when we want to hide a label we should use the class of sr-only.</text:p>
      <text:p text:style-name="P85"><text:tab/>&lt;div class="form-group"&gt;</text:p>
      <text:p text:style-name="P85"><text:tab/><text:tab/>&lt;label class="sr-only" </text:p>
      <text:p text:style-name="P85"><text:tab/><text:tab/><text:tab/>for="inputPassword"&gt;Password&lt;/label&gt;</text:p>
      <text:p text:style-name="P85"><text:tab/><text:tab/>&lt;input type="password" class="form-control"</text:p>
      <text:p text:style-name="P86"><text:tab/><text:tab/><text:tab/>id="inputPassword" placeholder="Password"&gt;</text:p>
      <text:p text:style-name="P86"><text:tab/>&lt;/div&gt;</text:p>
      <text:p text:style-name="P87">If we want to center the form, we need to go to the css and add the some styles like:</text:p>
      <text:p text:style-name="P87"><text:tab/>.form-inline{</text:p>
      <text:p text:style-name="P87"><text:tab/><text:tab/>text-align: center;</text:p>
      <text:p text:style-name="P87"><text:tab/>}</text:p>
      <text:h text:style-name="P172" text:outline-level="2">Styling a horizontal form</text:h>
      <text:p text:style-name="P88">The horizontal layout is very useful when working with forms, this is special true for mobile users.</text:p>
      <text:p text:style-name="P88">This classes use the bootstrap grid system to show controls besides the labels on a <text:span text:style-name="T33">wider layout. They wont work on view that is smaller then 768px (SM)</text:span></text:p>
      <text:p text:style-name="P89">The 1<text:span text:style-name="T19">st</text:span> step is to add the form horizontal class:</text:p>
      <text:p text:style-name="P90"><text:tab/>&lt;form class="form-horizontal"&gt;</text:p>
      <text:p text:style-name="P35"><text:tab/><text:tab/>…</text:p>
      <text:p text:style-name="P35"><text:tab/><text:span text:style-name="T34">&lt;/form&gt;</text:span></text:p>
      <text:p text:style-name="P91">Then we will go to the each of the form elements and control the layouts with columns:</text:p>
      <text:p text:style-name="P91"><text:tab/>&lt;div class="form-group"&gt;</text:p>
      <text:p text:style-name="P91"><text:tab/><text:tab/>&lt;label class="col-sm-2" for="inputEmail"&gt;Email&lt;/label&gt;</text:p>
      <text:p text:style-name="P91"><text:tab/><text:tab/>&lt;div class="col-sm-10"&gt;</text:p>
      <text:p text:style-name="P91"><text:tab/><text:tab/><text:tab/>&lt;input class="form-control" type="email"</text:p>
      <text:p text:style-name="P91"><text:tab/><text:tab/><text:tab/>id="inputEmail" placeholder="Email"&gt; <text:s/><text:tab/><text:tab/> <text:s/><text:tab/><text:tab/></text:p>
      <text:p text:style-name="P91"><text:tab/><text:tab/>&lt;/div&gt;</text:p>
      <text:p text:style-name="P91"><text:tab/>&lt;/div&gt; </text:p>
      <text:p text:style-name="P91">And to finish the layout I have to add another class of control-label to my label</text:p>
      <text:p text:style-name="P92"><text:tab/>&lt;label class="col-sm-2 control-label" for="inputEmail"&gt;Email&lt;/label&gt;</text:p>
      <text:p text:style-name="P92">The finished version wold look like this:</text:p>
      <text:p text:style-name="P92"><text:tab/>&lt;div class="form-group"&gt;</text:p>
      <text:p text:style-name="P92"><text:tab/><text:tab/>&lt;label class="col-sm-2 control-label" for="inputName"&gt;Name&lt;/label&gt;</text:p>
      <text:p text:style-name="P92"><text:tab/><text:tab/>&lt;div class="col-sm-10"&gt;</text:p>
      <text:p text:style-name="P92"><text:tab/><text:tab/><text:tab/>&lt;input class="form-control" type="text"</text:p>
      <text:p text:style-name="P92"><text:tab/><text:tab/><text:tab/>id="inputName" placeholder="Name"&gt;</text:p>
      <text:p text:style-name="P92"><text:tab/><text:tab/>&lt;/div&gt;</text:p>
      <text:p text:style-name="P92"><text:tab/>&lt;/div&gt;</text:p>
      <text:p text:style-name="P92">The check boxes, radio buttons and submit buttons have to be treat a bit different:</text:p>
      <text:p text:style-name="P92">1<text:span text:style-name="T19">st</text:span> we need to add div class of form-group for the entire check box:</text:p>
      <text:p text:style-name="P93"><text:tab/>&lt;div class="form-group"&gt;</text:p>
      <text:p text:style-name="P93"><text:tab/><text:tab/>&lt;div class="col-sm-10 col-sm-offset-2"&gt;</text:p>
      <text:p text:style-name="P93"><text:tab/><text:tab/><text:tab/>&lt;div class="checkbox"&gt;</text:p>
      <text:p text:style-name="P93"><text:tab/><text:tab/><text:tab/><text:tab/>&lt;label&gt;</text:p>
      <text:p text:style-name="P93"><text:tab/><text:tab/><text:tab/><text:tab/><text:tab/>&lt;input id="inputAddList"</text:p>
      <text:p text:style-name="P93"><text:tab/><text:tab/><text:tab/><text:tab/><text:tab/>type="checkbox"&gt;Add me to e-mail blast</text:p>
      <text:p text:style-name="P93"><text:tab/><text:tab/><text:tab/><text:tab/>&lt;/label&gt;</text:p>
      <text:p text:style-name="P93"><text:tab/><text:tab/><text:tab/>&lt;/div&gt;</text:p>
      <text:p text:style-name="P93"><text:tab/><text:tab/>&lt;/div&gt;</text:p>
      <text:p text:style-name="P93"><text:tab/>&lt;/div&gt;</text:p>
      <text:p text:style-name="P93">And the submit button:</text:p>
      <text:p text:style-name="P93"><text:tab/>&lt;div class="form-group"&gt;</text:p>
      <text:p text:style-name="P93"><text:tab/><text:tab/>&lt;div class="col-sm-10 col-sm-offset-2"&gt;</text:p>
      <text:p text:style-name="P93"><text:tab/><text:tab/><text:tab/>&lt;input type="submit" class="btn btn-default" value="submit"&gt;<text:tab/></text:p>
      <text:p text:style-name="P93"><text:tab/><text:tab/>&lt;/div&gt;</text:p>
      <text:p text:style-name="P93"><text:tab/>&lt;/div&gt;</text:p>
      <text:h text:style-name="P171" text:outline-level="2">Using validation styles</text:h>
      <text:p text:style-name="P94">Bootstrap has some styles we can use related to validation, <text:span text:style-name="T35">and it’s also sensitive to users with disabilities.</text:span></text:p>
      <text:p text:style-name="P95">With bootstrap we can add some classes that will determine the validation state:</text:p>
      <text:p text:style-name="P95"><text:tab/>&lt;div class="form-group has-warning"&gt;</text:p>
      <text:p text:style-name="P95"><text:tab/><text:tab/>...</text:p>
      <text:p text:style-name="P95"><text:tab/>&lt;/div&gt;</text:p>
      <text:p text:style-name="P95"><text:tab/>has-error</text:p>
      <text:p text:style-name="P95"><text:tab/>has-success</text:p>
      <text:p text:style-name="P96">If we want the label to also be affected by this class we have to add a control label class: to it:</text:p>
      <text:p text:style-name="P96"><text:tab/>&lt;div class="form-group has-success"&gt;</text:p>
      <text:p text:style-name="P96"><text:tab/><text:tab/>&lt;label class="control-label" for="inputName"&gt;Name&lt;/label&gt;</text:p>
      <text:p text:style-name="P96"><text:tab/><text:tab/>&lt;input class="form-control" type="text" </text:p>
      <text:p text:style-name="P96"><text:tab/><text:tab/>id="inputName" placeholder="Name"&gt;</text:p>
      <text:p text:style-name="P96"><text:tab/>&lt;/div&gt;</text:p>
      <text:p text:style-name="P96">We can also add icons to the validation in order to offer visual feedback about the forms, this will only work with textual inputs that have the class of form-control.</text:p>
      <text:p text:style-name="P96">1<text:span text:style-name="T19">st</text:span> we have to add the class of has-feedback and in addiction add an icon:</text:p>
      <text:p text:style-name="P97"><text:tab/>&lt;div class="form-group has-success has-feedback"&gt;</text:p>
      <text:p text:style-name="P97"><text:tab/><text:tab/>&lt;label class="control-label" for="inputName"&gt;Name&lt;/label&gt;</text:p>
      <text:p text:style-name="P97"><text:tab/><text:tab/>&lt;input class="form-control" type="text" </text:p>
      <text:p text:style-name="P97"><text:tab/><text:tab/>id="inputName" placeholder="Name"&gt;</text:p>
      <text:p text:style-name="P97"><text:tab/><text:tab/>&lt;span class="glyphicon glyphicon-ok form-control-feedback"&gt;&lt;/span&gt;</text:p>
      <text:p text:style-name="P97"><text:tab/>&lt;/div&gt;</text:p>
      <text:p text:style-name="P97">It doesn't make scene for this icons to appear for the disabeld people because they cant see them, so we should add the following:</text:p>
      <text:p text:style-name="P97"><text:tab/> &lt;span class="glyphicon glyphicon-ok form-control-feedback" </text:p>
      <text:p text:style-name="P97"><text:tab/>aria-hidden="true"&gt;&lt;/span&gt; </text:p>
      <text:p text:style-name="P97">For screen reader we also want to add some more feedback that will replace the feedback icon:</text:p>
      <text:p text:style-name="P97"><text:tab/>&lt;span id="nameStatus" class="sr-only"&gt;(success)&lt;/span&gt;</text:p>
      <text:p text:style-name="P98">We also have to add an attribute to the input field so that we can tie this span to the proper control:</text:p>
      <text:p text:style-name="P98"><text:tab/>&lt;input class="form-control" type="text" id="inputName" </text:p>
      <text:p text:style-name="P98"><text:tab/>placeholder="Name" aria-describedby="nameStatus"&gt;</text:p>
      <text:h text:style-name="P171" text:outline-level="2">Using input groups</text:h>
      <text:p text:style-name="P99">This allows us to combine fields together <text:s/>with other elements to create interesting controls </text:p>
      <text:p text:style-name="P99">Examples:</text:p>
      <text:p text:style-name="P99"><text:tab/><text:span text:style-name="T37">&lt;form&gt;</text:span></text:p>
      <text:p text:style-name="P99"><text:tab/>&lt;div class="form-group"&gt;</text:p>
      <text:p text:style-name="P99"><text:tab/><text:tab/>&lt;div class="input-group"&gt;</text:p>
      <text:p text:style-name="P99"><text:tab/><text:tab/><text:tab/>&lt;span class="input-group-addon"&gt;€&lt;/span&gt;</text:p>
      <text:p text:style-name="P99"><text:tab/><text:tab/><text:tab/>&lt;input class="form-control" type="text" </text:p>
      <text:p text:style-name="P99"><text:tab/><text:tab/><text:tab/>id="inputDollars" placeholder="Valor em euros"&gt; <text:s/><text:tab/></text:p>
      <text:p text:style-name="P99"><text:tab/><text:tab/><text:tab/>&lt;span class="input-group-addon"&gt;.00&lt;/span&gt;</text:p>
      <text:p text:style-name="P99"><text:tab/><text:tab/>&lt;/div&gt;<text:tab/><text:tab/> <text:s text:c="5"/></text:p>
      <text:p text:style-name="P99"><text:tab/>&lt;/div&gt;</text:p>
      <text:p text:style-name="P99"><text:tab/><text:span text:style-name="T37">&lt;/form&gt;</text:span></text:p>
      <text:p text:style-name="P99"/>
      <text:p text:style-name="P100"><text:tab/>&lt;form&gt;</text:p>
      <text:p text:style-name="P100"><text:tab/><text:tab/>&lt;div class="form-group"&gt;</text:p>
      <text:p text:style-name="P100"><text:tab/><text:tab/><text:tab/>&lt;div class="input-group"&gt;</text:p>
      <text:p text:style-name="P100"><text:tab/><text:tab/><text:tab/><text:tab/>&lt;span class="input-group-addon"&gt;</text:p>
      <text:p text:style-name="P101"><text:tab/><text:tab/><text:tab/><text:tab/><text:tab/>&lt;input type="checkbox" <text:span text:style-name="T36">checked <text:s/></text:span></text:p>
      <text:p text:style-name="P101"><text:tab/><text:tab/><text:tab/><text:tab/><text:tab/>aria-label="CustumCheckbox"&gt;</text:p>
      <text:p text:style-name="P100"><text:tab/><text:tab/><text:tab/><text:tab/>&lt;/span&gt;</text:p>
      <text:p text:style-name="P100"><text:tab/><text:tab/><text:tab/><text:tab/>&lt;input class="form-control" type="text" </text:p>
      <text:p text:style-name="P100"><text:tab/><text:tab/><text:tab/><text:tab/>id="inputDollars" placeholder="Write your own option"&gt; </text:p>
      <text:p text:style-name="P100"><text:tab/><text:tab/><text:tab/>&lt;/div&gt;<text:tab/><text:tab/> <text:s text:c="5"/></text:p>
      <text:p text:style-name="P100"><text:tab/><text:tab/>&lt;/div&gt;</text:p>
      <text:p text:style-name="P100"><text:tab/>&lt;/form&gt;</text:p>
      <text:p text:style-name="P100"/>
      <text:p text:style-name="P102"><text:tab/>&lt;form&gt;</text:p>
      <text:p text:style-name="P102"><text:tab/><text:tab/>&lt;div class="form-group"&gt;</text:p>
      <text:p text:style-name="P102"><text:tab/><text:tab/><text:tab/>&lt;div class="input-group"&gt;</text:p>
      <text:p text:style-name="P102"><text:tab/><text:tab/><text:tab/><text:tab/>&lt;input type="text" class="form-control"</text:p>
      <text:p text:style-name="P102"><text:tab/><text:tab/><text:tab/><text:tab/> placeholder="Search terms"&gt;</text:p>
      <text:p text:style-name="P102"><text:tab/><text:tab/><text:tab/><text:tab/>&lt;span class="input-group-btn"&gt;</text:p>
      <text:p text:style-name="P102"><text:tab/><text:tab/><text:tab/><text:tab/><text:tab/>&lt;button class="btn btn-default"</text:p>
      <text:p text:style-name="P102"><text:tab/><text:tab/><text:tab/><text:tab/><text:tab/> type="button"&gt;Search&lt;/button&gt;</text:p>
      <text:p text:style-name="P102"><text:tab/><text:tab/><text:tab/><text:tab/>&lt;/span&gt;</text:p>
      <text:p text:style-name="P102"><text:tab/><text:tab/><text:tab/>&lt;/div&gt;<text:tab/><text:tab/> <text:s text:c="5"/></text:p>
      <text:p text:style-name="P102"><text:tab/><text:tab/>&lt;/div&gt;</text:p>
      <text:p text:style-name="P102"><text:tab/>&lt;/form&gt;</text:p>
      <text:h text:style-name="P171" text:outline-level="2">Using miscellaneous styles and sizing</text:h>
      <text:p text:style-name="P103">Bootstrap has another miscellaneous styles that can help you handle form states and resize the input fields </text:p>
      <text:p text:style-name="P103">If you want to add a disable attribute to an input field bootstrap fades it out has well has change the icon:</text:p>
      <text:p text:style-name="P103"><text:tab/>&lt;input class="form-control" type="text" id="inputName" </text:p>
      <text:p text:style-name="P103"><text:tab/> placeholder="Name" disabled&gt;</text:p>
      <text:p text:style-name="P103"/>
      <text:p text:style-name="P103"><text:tab/>&lt;div class="checkbox disabled"&gt;</text:p>
      <text:p text:style-name="P103"><text:s/><text:tab/><text:tab/>&lt;label&gt;</text:p>
      <text:p text:style-name="P103"><text:s/><text:tab/><text:tab/><text:tab/>&lt;input id="inputAddList" type="checkbox" </text:p>
      <text:p text:style-name="P103"><text:tab/><text:tab/><text:tab/>disabled&gt;Add me to e-mail blast</text:p>
      <text:p text:style-name="P103"><text:tab/><text:tab/>&lt;/label&gt; <text:s/></text:p>
      <text:p text:style-name="P103"><text:tab/>&lt;/div&gt;</text:p>
      <text:p text:style-name="P104">Field sets allows us to group certain fields of the forum together:</text:p>
      <text:p text:style-name="P105"><text:tab/>&lt;fieldset&gt;</text:p>
      <text:p text:style-name="P105"><text:tab/><text:tab/>&lt;legend&gt;</text:p>
      <text:p text:style-name="P105"><text:tab/><text:tab/><text:tab/>Basic Info</text:p>
      <text:p text:style-name="P105"><text:tab/><text:tab/>&lt;/legend&gt;</text:p>
      <text:p text:style-name="P104"><text:tab/><text:tab/><text:span text:style-name="T38">&lt;forum&gt;...&lt;/forum&gt;</text:span></text:p>
      <text:p text:style-name="P104"><text:span text:style-name="T38"><text:tab/>&lt;/fieldset&gt;</text:span> </text:p>
      <text:p text:style-name="P105">Now we can disable an entire filed-set by adding a disabled attribute</text:p>
      <text:p text:style-name="P105"><text:tab/>&lt;fieldset disabled&gt;</text:p>
      <text:p text:style-name="P105"><text:tab/><text:tab/>&lt;form&gt;...&lt;/form&gt;</text:p>
      <text:p text:style-name="P106"><text:tab/><text:span text:style-name="T38">&lt;/fieldset&gt;</text:span></text:p>
      <text:p text:style-name="P105">We can also create a read only input:</text:p>
      <text:p text:style-name="P107"><text:tab/>&lt;input class="form-control" type="text"id="inputName" </text:p>
      <text:p text:style-name="P107"><text:tab/>placeholder="João Faria" value="João Faria" readonly&gt;</text:p>
      <text:p text:style-name="P107">We can also display text that takes the same space has the control:</text:p>
      <text:p text:style-name="P107"><text:tab/>&lt;div class="col-sm-10"&gt;</text:p>
      <text:p text:style-name="P107"><text:tab/><text:tab/>&lt;p class="form-control-static"&gt;João Faria&lt;/p&gt;</text:p>
      <text:p text:style-name="P107"><text:tab/>&lt;/div&gt;</text:p>
      <text:p text:style-name="P108">There are also several styles that allow us to change the size of the controls, they work like the different button sizing styles, but currently there is no SX size:</text:p>
      <text:p text:style-name="P108"><text:tab/>&lt;input class="form-control input-lg" type="email" </text:p>
      <text:p text:style-name="P108"><text:tab/>id="inputEmail" placeholder="Email"&gt; </text:p>
      <text:p text:style-name="P109">I can also put an SM to make it smaller .</text:p>
      <text:p text:style-name="P109">If I want to control the labels and the input I can use the form group LG or SM classes:</text:p>
      <text:p text:style-name="P109">&lt;div class="form-group form-group-lg"&gt;</text:p>
      <text:p text:style-name="P109"><text:tab/>...</text:p>
      <text:p text:style-name="P109">&lt;/div&gt;</text:p>
      <text:h text:style-name="Heading_20_2" text:outline-level="2">Using icons</text:h>
      <text:p text:style-name="P110">Bootstrap comes with a set of icons</text:p>
      <text:p text:style-name="P110"><text:tab/>&lt;span class="glyphicon glyphicon-play-circle"&gt;&lt;/span&gt;</text:p>
      <text:p text:style-name="P110">If I place the icon inside another element it will resize to its content <text:s/></text:p>
      <text:p text:style-name="P110">&lt;h1&gt;&lt;span class="glyphicon glyphicon-print"&gt;&lt;/span&gt; Print&lt;/h1&gt;</text:p>
      <text:p text:style-name="P111">This span attribute shouldn't <text:span text:style-name="T39">have any text inside and we should add a aria-hidden atribute so that a screen reader doesn't try read the icon:</text:span></text:p>
      <text:p text:style-name="P112"><text:tab/>&lt;span class="glyphicon glyphicon-print" aria-hidden="true" &gt;&lt;/span&gt;</text:p>
      <text:p text:style-name="P112">We can also use them inside a button:</text:p>
      <text:p text:style-name="P112"><text:tab/>&lt;button type="button" class="btn btn-default"&gt;</text:p>
      <text:p text:style-name="P112"><text:tab/><text:tab/>&lt;span class="glyphicon glyphicon-print" aria-hidden="true"&gt;&lt;/span&gt;</text:p>
      <text:p text:style-name="P112"><text:s/><text:tab/><text:tab/>Print</text:p>
      <text:p text:style-name="P112"><text:tab/>&lt;/button&gt;</text:p>
      <text:p text:style-name="P113">Or I can even do the same button with out the text, but I need to add an aria-label for the scren readers:</text:p>
      <text:p text:style-name="P113"><text:tab/>&lt;button type="button" class="btn btn-default" aria-label="Print this page"&gt;</text:p>
      <text:p text:style-name="P113"><text:tab/><text:tab/>&lt;span class="glyphicon glyphicon-print" aria-hidden="true"&gt;&lt;/span&gt;</text:p>
      <text:p text:style-name="P113"><text:tab/>&lt;/button&gt;</text:p>
      <text:h text:style-name="Heading_20_1" text:outline-level="1"><text:span text:style-name="Strong_20_Emphasis"><text:span text:style-name="T2">6. Navigation Components</text:span></text:span></text:h>
      <text:h text:style-name="P171" text:outline-level="2">Creating a dropdown</text:h>
      <text:p text:style-name="P114">Drop downs as the first element that we are looking at that require JavaScript.</text:p>
      <text:p text:style-name="P114">They are a very good way do condense a lot of information in to a very small space.</text:p>
      <text:p text:style-name="P114"><text:s/><text:span text:style-name="T40">The first step is to wrap the button and the list with the div that has the class of dropdown.</text:span></text:p>
      <text:p text:style-name="P115">Next we add the data-toggle attribute to the button. And a class of dropdown-toggle.</text:p>
      <text:p text:style-name="P115">On the list we have to add the dropdown-menu class.</text:p>
      <text:p text:style-name="P115">We should let the user know this button is going to behave differently, so we are going to add a span with the class of caret to the button. </text:p>
      <text:p text:style-name="P115"><text:tab/>&lt;div class="dropdown "&gt;</text:p>
      <text:p text:style-name="P115"><text:tab/><text:tab/><text:tab/>&lt;button type="button" class="btn btn-info dorpdown-toggle"</text:p>
      <text:p text:style-name="P115"><text:tab/><text:tab/><text:tab/> data-toggle="dropdown"&gt;Pet Type &lt;span class="caret"&gt;&lt;/span&gt; <text:tab/><text:tab/><text:tab/><text:tab/>&lt;/button&gt;</text:p>
      <text:p text:style-name="P115"><text:tab/><text:tab/><text:tab/>&lt;ul class="dropdown-menu"&gt; </text:p>
      <text:p text:style-name="P115"><text:tab/><text:tab/><text:tab/> <text:s/><text:tab/>&lt;li&gt;&lt;a href="#"&gt;Cat&lt;/a&gt;&lt;/li&gt;</text:p>
      <text:p text:style-name="P115"><text:tab/><text:tab/><text:tab/> <text:s/><text:tab/>&lt;li&gt;&lt;a href="#"&gt;Dog&lt;/a&gt;&lt;/li&gt;</text:p>
      <text:p text:style-name="P115"><text:tab/><text:tab/><text:tab/> <text:s/><text:tab/>&lt;li&gt;&lt;a href="#"&gt;Fish&lt;/a&gt;&lt;/li&gt;</text:p>
      <text:p text:style-name="P115"><text:tab/><text:tab/><text:tab/> <text:s/><text:tab/>&lt;li&gt;&lt;a href="#"&gt;Birds&lt;/a&gt;&lt;/li&gt;</text:p>
      <text:p text:style-name="P115"><text:tab/><text:tab/><text:tab/> <text:s/><text:tab/>&lt;li&gt;&lt;a href="#"&gt;Amphibian&lt;/a&gt;&lt;/li&gt;</text:p>
      <text:p text:style-name="P115"><text:tab/><text:tab/><text:tab/> <text:s/><text:tab/>&lt;li&gt;&lt;a href="#"&gt;Reptile&lt;/a&gt;&lt;/li&gt;</text:p>
      <text:p text:style-name="P115"><text:tab/><text:tab/><text:tab/> <text:s/><text:tab/>&lt;li&gt;&lt;a href="#"&gt;Other&lt;/a&gt;&lt;/li&gt;</text:p>
      <text:p text:style-name="P115"><text:tab/><text:tab/><text:tab/>&lt;/ul&gt;</text:p>
      <text:p text:style-name="P115"><text:tab/>&lt;/div&gt;</text:p>
      <text:p text:style-name="P115">The complete, but also <text:span text:style-name="T41">should add some accessibility tags.</text:span></text:p>
      <text:p text:style-name="P116">1<text:span text:style-name="T19">st</text:span> we add the id to the button of pettype and then a aria-labeledby of pettype. </text:p>
      <text:p text:style-name="P116">We also need add aria-haspopup of true, aria-expanded of true.</text:p>
      <text:p text:style-name="P116">This options will make the drop down more accessible to screen readers (see examples)</text:p>
      <text:p text:style-name="P116">Now lets look at some of the options that we have in the dropdown.</text:p>
      <text:p text:style-name="P116">We can create a header but using the drop down header class</text:p>
      <text:p text:style-name="P116"><text:tab/>&lt;li class="dropdown-header"&gt;Common&lt;/li&gt;</text:p>
      <text:p text:style-name="P117">We can also add a divider by adding sperator role and a class of divider </text:p>
      <text:p text:style-name="P117"><text:tab/>&lt;li role="separator" class="divider"&gt;&lt;/li&gt; <text:s/></text:p>
      <text:p text:style-name="P118">If we want to disable some of the elements we can add the disable class </text:p>
      <text:p text:style-name="P118"><text:tab/>&lt;li class="disabled"&gt;&lt;a href="#"&gt;Birds&lt;/a&gt;&lt;/li&gt;</text:p>
      <text:p text:style-name="P119">Another option is to use a button group to create whats called a split button, this will be reviewed later. They serve to combine buttons together.</text:p>
      <text:h text:style-name="Heading_20_2" text:outline-level="2">Using button groups</text:h>
      <text:p text:style-name="P134">They are used to create different types of buttons combinations. To add the buttons to a group we need to add them to a div class of btn-group.</text:p>
      <text:p text:style-name="P135">For screen readers and usability we need to add the role = group to the div. We should also add a label so that readers know what to say. For this type of element <text:span text:style-name="T42">we can add the aria-label="…".</text:span></text:p>
      <text:p text:style-name="P136">We also have the oprion to make this buttons vertical instead of horizontal using the class of btn-group-vertical</text:p>
      <text:p text:style-name="P136">It’s also possible to combine this buttons in to a tool-bar, this way they will be marked has being related. To do so we need to create a new div class of btn-toolbar around the groups. We need to add the folowing usability attributes of role="toolbar" and aria-label="…".</text:p>
      <text:p text:style-name="P136">The buttons won’t look any different, but they will be tagged has being a group.</text:p>
      <text:p text:style-name="P137">Another options is to make the buttons justify button groups in order for them to take the full with of the container. <text:span text:style-name="T43">For this we use the class of btn-group-justified. For usability we use the role="group" <text:s/>and aria-label="…".</text:span></text:p>
      <text:p text:style-name="P138">Se the example for more details.</text:p>
      <text:h text:style-name="Heading_20_2" text:outline-level="2">Understanding the Bootstrap nav component</text:h>
      <text:p text:style-name="P139">This is one of the most complex components available in the framework, is part of the elements that all share the NAV class, and there are 3 different types of navs that you can create including tabs, pills and nav-bars </text:p>
      <text:p text:style-name="P140">examples:</text:p>
      <text:p text:style-name="P140"><text:tab/>&lt;ul class="nav nav-tabs"&gt;</text:p>
      <text:p text:style-name="P140"><text:tab/><text:tab/>&lt;li&gt;&lt;a href="#"&gt;Home&lt;/a&gt;&lt;/li&gt;</text:p>
      <text:p text:style-name="P140"><text:tab/><text:tab/>…</text:p>
      <text:p text:style-name="P140"><text:tab/>&lt;/ul</text:p>
      <text:p text:style-name="P140">If I want to show one of them has being active, we add, in the list item the class of active</text:p>
      <text:p text:style-name="P140"><text:tab/> &lt;ul class="nav nav-tabs"&gt;</text:p>
      <text:p text:style-name="P140"><text:tab/><text:tab/>&lt;li class="active"&gt;&lt;a href="#"&gt;Home&lt;/a&gt;&lt;/li&gt;</text:p>
      <text:p text:style-name="P140"><text:tab/><text:tab/>...</text:p>
      <text:p text:style-name="P140"><text:tab/>&lt;/ul&gt;</text:p>
      <text:p text:style-name="P141">For usability purposes we can add the roll of presentation <text:s/></text:p>
      <text:p text:style-name="P141"><text:tab/>&lt;ul class="nav nav-pills"&gt;</text:p>
      <text:p text:style-name="P141"><text:tab/><text:tab/>&lt;li class="active"&gt;&lt;a href="#"&gt;Home&lt;/a&gt;&lt;/li&gt;</text:p>
      <text:p text:style-name="P141"><text:tab/><text:tab/>&lt;li role="presentation"&gt;&lt;a href="#"&gt;Mission&lt;/a&gt;&lt;/li&gt;</text:p>
      <text:p text:style-name="P141"><text:tab/><text:tab/>&lt;li role="presentation"&gt;&lt;a href="#"&gt;Services&lt;/a&gt;&lt;/li&gt;</text:p>
      <text:p text:style-name="P141"><text:tab/><text:tab/>&lt;li role="presentation"&gt;&lt;a href="#"&gt;Staff&lt;/a&gt;&lt;/li&gt;</text:p>
      <text:p text:style-name="P141"><text:tab/><text:tab/>&lt;li role="presentation"&gt;&lt;a href="#"&gt;Testimonials&lt;/a&gt;&lt;/li&gt;</text:p>
      <text:p text:style-name="P141"><text:tab/>&lt;/ul&gt; <text:s/></text:p>
      <text:p text:style-name="P141">By default pills and tabs will behave like links that navigate to another page, there are hole set of JavaScript components that can make this a lot more complicated. We will see that later in this course </text:p>
      <text:p text:style-name="P141">Navs and pills are also stackable by adding the nav-stacked class </text:p>
      <text:p text:style-name="P142"><text:span text:style-name="T44"><text:tab/>&lt;ul class="nav nav-pills nav-stacked"&gt;</text:span></text:p>
      <text:p text:style-name="P141"><text:tab/><text:tab/>&lt;li class="active"&gt;&lt;a href="#"&gt;Home&lt;/a&gt;&lt;/li&gt;</text:p>
      <text:p text:style-name="P141"><text:tab/><text:tab/>&lt;li role="presentation"&gt;&lt;a href="#"&gt;Mission&lt;/a&gt;&lt;/li&gt;</text:p>
      <text:p text:style-name="P141"><text:tab/><text:tab/>...</text:p>
      <text:p text:style-name="P141"><text:tab/>&lt;/ul&gt; <text:s/></text:p>
      <text:p text:style-name="P144">Pills can also be justified <text:s/></text:p>
      <text:p text:style-name="P145"><text:tab/>&lt;ul class="nav nav-pills nav-justified"&gt;</text:p>
      <text:p text:style-name="P145"><text:tab/><text:tab/>…</text:p>
      <text:p text:style-name="P145"><text:tab/>&lt;/ul&gt;</text:p>
      <text:p text:style-name="P146">A navbar it’s just a special type of navigation that has a nav bar class. This navigations usaly does not go in site a container. <text:span text:style-name="T45">Usually</text:span> goes on top the layout. <text:span text:style-name="T45">Unllike pills you can’t have justified navigations, so can’t make them fit the intire with of the container and at the mobile breakpoint, XS, they will become stacked. To make this more accessible we need to create a nav element that raps the navbar .</text:span></text:p>
      <text:p text:style-name="P16"><text:line-break/><text:span text:style-name="T45">Once we add the nav tab, we also want to add come classes like, navbar + navbar-default or navbar-inverse</text:span></text:p>
      <text:p text:style-name="P147"><text:tab/>&lt;nav class="navbar navbar-default"&gt;</text:p>
      <text:p text:style-name="P147"><text:tab/><text:tab/>…</text:p>
      <text:p text:style-name="P147"><text:tab/>&lt;/nav&gt;</text:p>
      <text:p text:style-name="P147">Usually navigations goes on top of the page, but we can create a navigation that is fixed at the bottom of the scren by adding the class of navbar-fized-bottom</text:p>
      <text:p text:style-name="P147"/>
      <text:p text:style-name="P149"><text:tab/>&lt;nav class="navbar navbar-default navbar-fixed-bottom"&gt;</text:p>
      <text:p text:style-name="P149"><text:tab/><text:tab/>&lt;ul class="nav navbar-nav"&gt;</text:p>
      <text:p text:style-name="P149"><text:tab/><text:tab/><text:tab/>&lt;li class="active"&gt;&lt;a href="#"&gt;Home&lt;/a&gt;&lt;/li&gt;</text:p>
      <text:p text:style-name="P149"><text:tab/><text:tab/><text:tab/>&lt;li&gt;&lt;a href="#"&gt;Mission&lt;/a&gt;&lt;/li&gt;</text:p>
      <text:p text:style-name="P149"><text:tab/><text:tab/><text:tab/>...</text:p>
      <text:p text:style-name="P149"><text:tab/><text:tab/> <text:s/>&lt;/ul&gt; <text:s/></text:p>
      <text:p text:style-name="P149"><text:tab/>&lt;/nav&gt;</text:p>
      <text:p text:style-name="P150">If we putt the navigation in side of a container, it’s also going to be affected by that container.</text:p>
      <text:p text:style-name="P151"><text:tab/>&lt;nav class="navbar navbar-default"&gt;</text:p>
      <text:p text:style-name="P151"><text:tab/><text:tab/>&lt;div class="container"&gt;</text:p>
      <text:p text:style-name="P151"><text:tab/> <text:s/><text:tab/><text:tab/>&lt;ul class="nav navbar-nav"&gt;</text:p>
      <text:p text:style-name="P151"><text:tab/> <text:s/><text:tab/><text:tab/><text:tab/>&lt;li class="active"&gt;&lt;a href="#"&gt;Home&lt;/a&gt;&lt;/li&gt;</text:p>
      <text:p text:style-name="P151"><text:tab/> <text:s text:c="3"/><text:tab/><text:tab/>&lt;li&gt;&lt;a href="#"&gt;Mission&lt;/a&gt;&lt;/li&gt;</text:p>
      <text:p text:style-name="P151"><text:tab/> <text:s text:c="3"/><text:tab/><text:tab/>&lt;li&gt;&lt;a href="#"&gt;Services&lt;/a&gt;&lt;/li&gt;</text:p>
      <text:p text:style-name="P151"><text:tab/> <text:s text:c="3"/><text:tab/><text:tab/>&lt;li&gt;&lt;a href="#"&gt;Staff&lt;/a&gt;&lt;/li&gt;</text:p>
      <text:p text:style-name="P151"><text:tab/> <text:s text:c="3"/><text:tab/><text:tab/>&lt;li&gt;&lt;a href="#"&gt;Testimonials&lt;/a&gt;&lt;/li&gt;</text:p>
      <text:p text:style-name="P151"><text:tab/> <text:s/><text:tab/><text:tab/>&lt;/ul&gt; <text:s/></text:p>
      <text:p text:style-name="P151"><text:tab/> <text:s/><text:tab/>&lt;/div&gt;</text:p>
      <text:p text:style-name="P151"><text:tab/>&lt;/nav&gt;</text:p>
      <text:p text:style-name="P152">We can also create a navigation component that is going to scroll with the rest of the page, or fixed at the top</text:p>
      <text:p text:style-name="P152"><text:tab/>&lt;nav class="navbar navbar-default navbar-fixed-top"&gt;</text:p>
      <text:p text:style-name="P152"><text:tab/><text:tab/>&lt;div class="container"&gt;</text:p>
      <text:p text:style-name="P152"><text:tab/> <text:s/><text:tab/><text:tab/>&lt;ul class="nav navbar-nav"&gt;</text:p>
      <text:p text:style-name="P152"><text:tab/> <text:s/><text:tab/><text:tab/><text:tab/>&lt;li class="active"&gt;&lt;a href="#"&gt;Home&lt;/a&gt;&lt;/li&gt;</text:p>
      <text:p text:style-name="P152"><text:tab/><text:tab/><text:tab/><text:tab/>...</text:p>
      <text:p text:style-name="P152"><text:tab/> <text:s/><text:tab/><text:tab/>&lt;/ul&gt; <text:s/></text:p>
      <text:p text:style-name="P152"><text:tab/> <text:s/><text:tab/>&lt;/div&gt;</text:p>
      <text:p text:style-name="P152"><text:tab/>&lt;/nav&gt;</text:p>
      <text:p text:style-name="P152">But this has a problem, that is fixed by ajusting the body style to go down a bit, around 20px.</text:p>
      <text:p text:style-name="P152">We add a class of content so that we can call it on the css and give it the proper spacing.</text:p>
      <text:p text:style-name="P153"><text:tab/>.content{</text:p>
      <text:p text:style-name="P153"><text:tab/><text:tab/>padding-top:70px;</text:p>
      <text:p text:style-name="P153"><text:tab/>}</text:p>
      <text:p text:style-name="P154">Speaking of css, if we want to change the style of the navigation, with out replacing the standard style of the css, then we need to modify the nav bar stranded class. I can check what class I need to modify by using the inspector element of the browser.</text:p>
      <text:p text:style-name="P154"><text:tab/>.navbar-default{</text:p>
      <text:p text:style-name="P154"><text:tab/><text:tab/>border: none;</text:p>
      <text:p text:style-name="P154"><text:tab/>}</text:p>
      <text:p text:style-name="P154">If I want to change the style of any element of the menu, just click on them and inspect them to see what atribute I need to change on the css.</text:p>
      <text:p text:style-name="P154">Although the navigation component is pretty complex, modifying the navigation style sheet is a great way to make your site look like it wasn't design like every other bootstrap site.</text:p>
      <text:h text:style-name="Heading_20_2" text:outline-level="2">Adding content to the navbar</text:h>
      <text:p text:style-name="P155">We can place any number of elements inside of the nav-bars, but in order for them to align properly, we have to warp them in special classes.</text:p>
      <text:p text:style-name="P155">Bootstrap has a special class that let’s you create whats called a brand, so that you can make one your elements the branding for the website. The brand can be either text or any icon that you load in to a image tag.</text:p>
      <text:p text:style-name="P155"><text:s/>The brand goes in a special div a navbar header, we can also link the header.</text:p>
      <text:p text:style-name="P155"><text:tab/>&lt;div class="navbar-header"&gt;</text:p>
      <text:p text:style-name="P155"><text:tab/> <text:s/><text:tab/><text:tab/>&lt;a href="#" class="navbar-brand"&gt;</text:p>
      <text:p text:style-name="P155"><text:tab/> <text:s/><text:tab/><text:tab/><text:tab/>Wisdom Pets</text:p>
      <text:p text:style-name="P155"><text:tab/> <text:s/><text:tab/><text:tab/>&lt;/a&gt;<text:tab/> <text:s/><text:tab/><text:tab/></text:p>
      <text:p text:style-name="P155"><text:tab/> <text:s/><text:tab/>&lt;/div&gt;</text:p>
      <text:p text:style-name="P155">We can also add some text that is not part of the brand or the navigation:</text:p>
      <text:p text:style-name="P156"><text:tab/>&lt;p class="navbar-text"&gt;pet loving care&lt;/p&gt;</text:p>
      <text:p text:style-name="P157">We can also add a button, but it needs an additional class, this can be places after the menu list</text:p>
      <text:p text:style-name="P157"><text:tab/>&lt;button type="button" class="btn btn-default navbar-btn"&gt;sign in&lt;/button&gt;</text:p>
      <text:p text:style-name="P157">For a more complex form we can add the class of navbar-form:</text:p>
      <text:p text:style-name="P157"><text:tab/>&lt;form class="navbar-form navbar-left" role="search"&gt;</text:p>
      <text:p text:style-name="P157"><text:tab/> <text:s text:c="3"/><text:tab/>&lt;div class="form-group"&gt;</text:p>
      <text:p text:style-name="P157"><text:tab/> <text:s text:c="3"/><text:tab/><text:tab/>&lt;input type="text" class="form-control" placeholder="serach"&gt;</text:p>
      <text:p text:style-name="P157"><text:tab/> <text:s text:c="3"/><text:tab/>&lt;/div&gt;</text:p>
      <text:p text:style-name="P157"><text:tab/> <text:s text:c="3"/><text:tab/>&lt;button type="submit" class="btn btn-default"&gt;Go&lt;/button&gt;</text:p>
      <text:p text:style-name="P157"><text:tab/> <text:s text:c="3"/>&lt;/form&gt;</text:p>
      <text:p text:style-name="P158">Has we add more and more to the menu we can run out of space. One thing we can to is to add a drop down menu:</text:p>
      <text:p text:style-name="P159"><text:tab/>&lt;ul class="nav navbar-nav"&gt;</text:p>
      <text:p text:style-name="P159"><text:tab/> <text:s text:c="5"/>&lt;li&gt;&lt;a href="#"&gt;Home&lt;/a&gt;&lt;/li&gt;</text:p>
      <text:p text:style-name="P159"><text:tab/> <text:s text:c="5"/>&lt;li class="active"&gt;&lt;a href="#"&gt;Mission&lt;/a&gt;&lt;/li&gt;</text:p>
      <text:p text:style-name="P159"><text:tab/> <text:s text:c="5"/>&lt;li&gt;</text:p>
      <text:p text:style-name="P159"><text:tab/> <text:s text:c="5"/><text:tab/>&lt;a href="#" class="dropdown-toggle" </text:p>
      <text:p text:style-name="P159"><text:tab/> <text:s text:c="5"/><text:tab/>data-toggle="dropdown" role="button" </text:p>
      <text:p text:style-name="P159"><text:tab/> <text:s text:c="5"/><text:tab/>aria-haspopup="true" aria-expanded="false"&gt;Services</text:p>
      <text:p text:style-name="P159"><text:tab/> <text:s text:c="5"/><text:tab/>&lt;span class="caret"&gt;&lt;/span&gt;</text:p>
      <text:p text:style-name="P159"><text:tab/> <text:s text:c="5"/><text:tab/>&lt;/a&gt;</text:p>
      <text:p text:style-name="P159"><text:tab/> <text:s text:c="5"/><text:tab/><text:tab/>&lt;ul class="dropdown-menu"&gt;</text:p>
      <text:p text:style-name="P159"><text:tab/> <text:s text:c="5"/><text:tab/><text:tab/><text:tab/>&lt;li&gt;&lt;a href="#"&gt;Exotic Pets&lt;/a&gt;&lt;/li&gt;</text:p>
      <text:p text:style-name="P159"><text:tab/> <text:s text:c="5"/><text:tab/><text:tab/><text:tab/>&lt;li&gt;&lt;a href="#"&gt;Grooming&lt;/a&gt;&lt;/li&gt;</text:p>
      <text:p text:style-name="P159"><text:tab/> <text:s text:c="5"/><text:tab/><text:tab/><text:tab/>&lt;li&gt;&lt;a href="#"&gt;General Health&lt;/a&gt;&lt;/li&gt;</text:p>
      <text:p text:style-name="P159"><text:tab/> <text:s text:c="5"/><text:tab/><text:tab/>&lt;/ul&gt;</text:p>
      <text:p text:style-name="P159"><text:tab/> <text:s text:c="5"/>&lt;/li&gt;</text:p>
      <text:p text:style-name="P159"><text:tab/> <text:s text:c="5"/>&lt;li&gt;&lt;a href="#"&gt;Staff&lt;/a&gt;&lt;/li&gt;</text:p>
      <text:p text:style-name="P159"><text:tab/> <text:s text:c="5"/>&lt;li&gt;&lt;a href="#"&gt;Testimonials&lt;/a&gt;&lt;/li&gt;</text:p>
      <text:p text:style-name="P159"><text:tab/> <text:s text:c="3"/>&lt;/ul&gt;</text:p>
      <text:p text:style-name="P159">I can use a navbar-right to align an element of the menu to the right of the screen:</text:p>
      <text:p text:style-name="P159"><text:tab/>&lt;form class="navbar-form navbar-right" role="search"&gt;</text:p>
      <text:h text:style-name="P171" text:outline-level="2">Collapsing your navigation</text:h>
      <text:p text:style-name="P159">When we view a navigation component in a XS that means the navigation is going to stack up on top o<text:span text:style-name="T46">f</text:span> one another. <text:span text:style-name="T46">In those instances is common to display a hamburger menu that expands to display a complete list.</text:span></text:p>
      <text:p text:style-name="P160">Bootstrap offers some classes to be able to take care of that</text:p>
      <text:p text:style-name="P160">The firs step is to group a navigation that is going to be collapsed:</text:p>
      <text:p text:style-name="P160"><text:tab/>&lt;div class="collapse navbar-collapse" </text:p>
      <text:p text:style-name="P160"><text:tab/><text:tab/>id="collapsemenu"&gt;</text:p>
      <text:p text:style-name="P160"><text:tab/><text:tab/><text:tab/>&lt;ul class="nav navbar-nav"&gt;</text:p>
      <text:p text:style-name="P160"><text:tab/><text:tab/> <text:s text:c="5"/><text:tab/>&lt;li&gt;&lt;a href="#"&gt;Home&lt;/a&gt;&lt;/li&gt;</text:p>
      <text:p text:style-name="P160"><text:tab/><text:tab/> <text:s text:c="5"/><text:tab/>&lt;li class="active"&gt;&lt;a href="#"&gt;Mission&lt;/a&gt;&lt;/li&gt;</text:p>
      <text:p text:style-name="P160"><text:tab/><text:tab/> <text:s text:c="5"/><text:tab/>&lt;li&gt;&lt;a href="#"&gt;Services&lt;/a&gt;&lt;/li&gt;</text:p>
      <text:p text:style-name="P160"><text:tab/><text:tab/> <text:s text:c="5"/><text:tab/>&lt;li&gt;&lt;a href="#"&gt;Staff&lt;/a&gt;&lt;/li&gt;</text:p>
      <text:p text:style-name="P160"><text:tab/><text:tab/> <text:s text:c="5"/><text:tab/>&lt;li&gt;&lt;a href="#"&gt;Testimonials&lt;/a&gt;&lt;/li&gt;</text:p>
      <text:p text:style-name="P160"><text:tab/> <text:s text:c="3"/><text:tab/>&lt;/ul&gt; </text:p>
      <text:p text:style-name="P160"><text:tab/>&lt;/div&gt;</text:p>
      <text:p text:style-name="P160">The most important ting is the id, it has to match next part, witch is the actual hamburger icon. This goes in the navbar header. This also take some attributes that work with the JavaScript:</text:p>
      <text:p text:style-name="P161"><text:tab/> <text:s text:c="3"/><text:tab/>&lt;button type="button" class="navbar-toggle collapsed"</text:p>
      <text:p text:style-name="P161"><text:tab/> <text:s text:c="3"/><text:tab/>data-toggle="collapse"</text:p>
      <text:p text:style-name="P161"><text:tab/> <text:s text:c="3"/><text:tab/>data-target="#collapsemenu"</text:p>
      <text:p text:style-name="P161"><text:tab/> <text:s text:c="3"/><text:tab/>aria-expanded="false"&gt;</text:p>
      <text:p text:style-name="P161"><text:tab/> <text:s text:c="3"/><text:tab/>&lt;span class="sr-only"&gt;Toggle navigation&lt;/span&gt;</text:p>
      <text:p text:style-name="P161"><text:tab/> <text:s text:c="3"/><text:tab/>&lt;span class="icon-bar"&gt;&lt;/span&gt;</text:p>
      <text:p text:style-name="P161"><text:tab/> <text:s text:c="3"/><text:tab/>&lt;span class="icon-bar"&gt;&lt;/span&gt;</text:p>
      <text:p text:style-name="P161"><text:tab/> <text:s text:c="3"/><text:tab/>&lt;span class="icon-bar"&gt;&lt;/span&gt;</text:p>
      <text:p text:style-name="P161"><text:tab/> <text:s text:c="3"/><text:tab/>&lt;/button&gt;</text:p>
      <text:h text:style-name="P171" text:outline-level="2">Using breadcrumbs and pagination styles</text:h>
      <text:p text:style-name="P161">There are a few navigation components that can help you with tings like creating breadcrumbs, pagers and numeric pagination.</text:p>
      <text:h text:style-name="Heading_20_3" text:outline-level="3">Breadcrumbs</text:h>
      <text:p text:style-name="P161">They are a way of showing the user were they are in the hierarchy of the website <text:s text:c="2"/></text:p>
      <text:p text:style-name="P162"><text:tab/>&lt;ol class="breadcrumb"&gt;</text:p>
      <text:p text:style-name="P162"><text:tab/> <text:tab/>&lt;li&gt;&lt;a href="#"&gt;home&lt;/a&gt;&lt;/li&gt;</text:p>
      <text:p text:style-name="P162"><text:tab/><text:tab/>&lt;li&gt;&lt;a href="#"&gt;services&lt;/a&gt;&lt;/li&gt;</text:p>
      <text:p text:style-name="P162"><text:tab/><text:tab/>&lt;li&gt;&lt;a href="#"&gt;grooming&lt;/a&gt;&lt;/li&gt;</text:p>
      <text:p text:style-name="P162"><text:tab/>&lt;/ol&gt;</text:p>
      <text:h text:style-name="Heading_20_3" text:outline-level="3">Pagers</text:h>
      <text:p text:style-name="P163">This allows us to create buttons that allow people to navigate throw content :</text:p>
      <text:p text:style-name="P163"><text:tab/>&lt;nav&gt;</text:p>
      <text:p text:style-name="P163"><text:tab/><text:tab/>&lt;ul class="pager"&gt;</text:p>
      <text:p text:style-name="P163"><text:tab/> <text:s/><text:tab/><text:tab/>&lt;li class="previous"&gt;</text:p>
      <text:p text:style-name="P163"><text:tab/> <text:s/><text:tab/><text:tab/><text:tab/>&lt;a href="#"&gt;</text:p>
      <text:p text:style-name="P163"><text:tab/> <text:s/><text:tab/><text:tab/><text:tab/>&lt;span aria-hidden="ture"&gt;&amp;larr;&lt;/span&gt; Older&lt;/a&gt;</text:p>
      <text:p text:style-name="P163"><text:tab/> <text:s/><text:tab/><text:tab/>&lt;/li&gt;</text:p>
      <text:p text:style-name="P163"><text:tab/> <text:s/><text:tab/><text:tab/>&lt;li class="next"&gt;</text:p>
      <text:p text:style-name="P163"><text:tab/> <text:s/><text:tab/><text:tab/>&lt;a href="#"&gt;Newer</text:p>
      <text:p text:style-name="P163"><text:tab/> <text:s/><text:tab/><text:tab/>&lt;span aria-hidden="ture"&gt;&amp;rarr;&lt;/span&gt;</text:p>
      <text:p text:style-name="P163"><text:tab/> <text:s/><text:tab/><text:tab/>&lt;/a&gt;&lt;/li&gt;</text:p>
      <text:p text:style-name="P163"><text:tab/><text:tab/>&lt;/ul&gt;<text:tab/></text:p>
      <text:p text:style-name="P163"><text:tab/>&lt;/nav&gt;</text:p>
      <text:p text:style-name="P164">The pager can also have a disable state:</text:p>
      <text:p text:style-name="P164">&lt;li class="previous disabled"&gt;</text:p>
      <text:h text:style-name="Heading_20_3" text:outline-level="3">Pagination</text:h>
      <text:p text:style-name="P165"><text:span text:style-name="T47">If we got a number of different items and we want to navigate </text:span><text:bookmark text:name="result_box"/>through <text:span text:style-name="T47">them we can use the pagination:</text:span></text:p>
      <text:p text:style-name="P166"><text:span text:style-name="T48"><text:tab/>&lt;/nav&gt;</text:span></text:p>
      <text:p text:style-name="P166"><text:span text:style-name="T48"><text:tab/><text:tab/>&lt;ol class="pagination pagination-lg"&gt;</text:span></text:p>
      <text:p text:style-name="P166"><text:span text:style-name="T48"><text:tab/><text:tab/><text:tab/>&lt;li&gt;&lt;a href="#" </text:span></text:p>
      <text:p text:style-name="P166"><text:span text:style-name="T48"><text:tab/><text:tab/><text:tab/>aria-label="Previous"&gt;&amp;laquo;&lt;/a&gt;&lt;/li&gt;</text:span></text:p>
      <text:p text:style-name="P166"><text:span text:style-name="T48"><text:tab/> <text:s/><text:tab/><text:tab/>&lt;li class="disabled"&gt;&lt;a href="#"&gt;1&lt;/a&gt;&lt;/li&gt;</text:span></text:p>
      <text:p text:style-name="P166"><text:span text:style-name="T48"><text:tab/> <text:s/><text:tab/><text:tab/>&lt;li&gt;&lt;a href="#"&gt;2&lt;/a&gt;&lt;/li&gt;</text:span></text:p>
      <text:p text:style-name="P166"><text:span text:style-name="T48"><text:tab/> <text:tab/><text:tab/>&lt;li&gt;&lt;a href="#"&gt;3&lt;/a&gt;&lt;/li&gt;</text:span></text:p>
      <text:p text:style-name="P166"><text:span text:style-name="T48"><text:tab/> <text:tab/><text:tab/>&lt;li&gt;&lt;a href="#"</text:span></text:p>
      <text:p text:style-name="P166"><text:span text:style-name="T48"><text:tab/> <text:tab/><text:tab/>aria-label="Next"&gt;&amp;raquo;&lt;/a&gt;&lt;/li&gt;</text:span></text:p>
      <text:p text:style-name="P166"><text:span text:style-name="T48"><text:tab/><text:tab/>&lt;/ol&gt;</text:span></text:p>
      <text:p text:style-name="P166"><text:span text:style-name="T48"><text:tab/>&lt;nav&gt; </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
      <text:p text:style-name="P147"/>
      <text:p text:style-name="P147"/>
      <text:p text:style-name="P147"/>
      <text:p text:style-name="P147"/>
      <text:p text:style-name="P147"/>
      <text:p text:style-name="P147"/>
      <text:p text:style-name="P147"/>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2:09:34.588855939</meta:creation-date>
    <dc:date>2016-11-25T00:58:32.784730521</dc:date>
    <meta:editing-duration>PT10H43M47S</meta:editing-duration>
    <meta:editing-cycles>84</meta:editing-cycles>
    <meta:generator>LibreOffice/5.1.4.2$Linux_X86_64 LibreOffice_project/10m0$Build-2</meta:generator>
    <meta:document-statistic meta:table-count="0" meta:image-count="2" meta:object-count="0" meta:page-count="1" meta:paragraph-count="753" meta:word-count="4545" meta:character-count="32403" meta:non-whitespace-character-count="27296"/>
  </office:meta>
</office:document-meta>
</file>